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order="0.06pt solid #000000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/>
          <table:table-cell office:value-type="string">
            <text:p>Constants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>
            <text:p>speed of light:</text:p>
          </table:table-cell>
          <table:table-cell table:style-name="ce5" office:value-type="float" office:value="299792458">
            <text:p>299792458</text:p>
          </table:table-cell>
          <table:table-cell office:value-type="string">
            <text:p>m/s</text:p>
          </table:table-cell>
          <table:table-cell table:number-columns-repeated="1020"/>
        </table:table-row>
        <table:table-row table:style-name="ro3">
          <table:table-cell/>
          <table:table-cell table:style-name="ce1"/>
          <table:table-cell table:style-name="ce5" table:formula="of:=[.C2]*1000" office:value-type="float" office:value="299792458000">
            <text:p>299792458000</text:p>
          </table:table-cell>
          <table:table-cell office:value-type="string">
            <text:p>mm/s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>
            <text:p>pi</text:p>
          </table:table-cell>
          <table:table-cell office:value-type="float" office:value="3.141592653">
            <text:p>3.141592653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GBR</text:p>
          </table:table-cell>
          <table:table-cell table:style-name="ce6" office:value-type="float" office:value="0.000000000000052947">
            <text:p>5.29E-014</text:p>
          </table:table-cell>
          <table:table-cell office:value-type="string">
            <text:p>mm</text:p>
          </table:table-cell>
          <table:table-cell table:number-columns-repeated="6"/>
          <table:table-cell table:style-name="ce3" office:value-type="string">
            <text:p>power of 2s squared (harmonics)</text:p>
          </table:table-cell>
          <table:table-cell table:style-name="ce3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diameter</text:p>
          </table:table-cell>
          <table:table-cell table:number-columns-repeated="2"/>
          <table:table-cell office:value-type="string">
            <text:p>subtle lambda</text:p>
          </table:table-cell>
          <table:table-cell table:number-columns-repeated="4"/>
          <table:table-cell table:style-name="ce3" office:value-type="float" office:value="2">
            <text:p>2</text:p>
          </table:table-cell>
          <table:table-cell table:style-name="ce3" table:formula="of:=2^[.K6]" office:value-type="float" office:value="4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u tube desc.</text:p>
          </table:table-cell>
          <table:table-cell table:style-name="ce3" office:value-type="string">
            <text:p>inches</text:p>
          </table:table-cell>
          <table:table-cell table:style-name="ce3" office:value-type="string">
            <text:p>mm</text:p>
          </table:table-cell>
          <table:table-cell table:style-name="ce3" office:value-type="string">
            <text:p>area mm*mm</text:p>
          </table:table-cell>
          <table:table-cell table:style-name="ce3" office:value-type="string">
            <text:p>c in mm</text:p>
          </table:table-cell>
          <table:table-cell table:style-name="ce3" office:value-type="string">
            <text:p>freq</text:p>
          </table:table-cell>
          <table:table-cell table:number-columns-repeated="3"/>
          <table:table-cell table:style-name="ce3" office:value-type="float" office:value="4">
            <text:p>4</text:p>
          </table:table-cell>
          <table:table-cell table:style-name="ce3" table:formula="of:=[.L6]^2" office:value-type="float" office:value="16">
            <text:p>16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12awg</text:p>
          </table:table-cell>
          <table:table-cell table:style-name="ce3" office:value-type="float" office:value="0.0808">
            <text:p>0.0808</text:p>
          </table:table-cell>
          <table:table-cell table:style-name="ce3" table:formula="of:=[.C8]*25.4" office:value-type="float" office:value="2.05232">
            <text:p>2.05232</text:p>
          </table:table-cell>
          <table:table-cell table:style-name="ce3" table:formula="of:=pi*([.D8]/2)^2" office:value-type="float" office:value="3.30811071571403">
            <text:p>3.3081107157</text:p>
          </table:table-cell>
          <table:table-cell table:style-name="ce3" table:formula="of:=[.D8]*pi" office:value-type="float" office:value="6.44755343360496">
            <text:p>6.4475534336</text:p>
          </table:table-cell>
          <table:table-cell table:style-name="ce10" table:formula="of:=[.$C$3]/[.F8]" office:value-type="float" office:value="46497087784.8747">
            <text:p>46497087785</text:p>
          </table:table-cell>
          <table:table-cell table:number-columns-repeated="3"/>
          <table:table-cell table:style-name="ce3" table:formula="of:=[.K7]*2" office:value-type="float" office:value="8">
            <text:p>8</text:p>
          </table:table-cell>
          <table:table-cell table:style-name="ce3" table:formula="of:=[.L7]^2"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3/16”diam</text:p>
          </table:table-cell>
          <table:table-cell table:style-name="ce3" table:formula="of:=3/16" office:value-type="float" office:value="0.1875">
            <text:p>0.1875</text:p>
          </table:table-cell>
          <table:table-cell table:style-name="ce3" table:formula="of:=[.C9]*25.4" office:value-type="float" office:value="4.7625">
            <text:p>4.7625</text:p>
          </table:table-cell>
          <table:table-cell table:style-name="ce3" table:formula="of:=pi*([.D9]/2)^2" office:value-type="float" office:value="17.8139348086771">
            <text:p>17.8139348087</text:p>
          </table:table-cell>
          <table:table-cell table:style-name="ce3" table:formula="of:=[.D9]*pi" office:value-type="float" office:value="14.9618350099125">
            <text:p>14.9618350099</text:p>
          </table:table-cell>
          <table:table-cell table:style-name="ce10" table:formula="of:=[.$C$3]/[.F9]" office:value-type="float" office:value="20037145029.4287">
            <text:p>20037145029</text:p>
          </table:table-cell>
          <table:table-cell table:number-columns-repeated="3"/>
          <table:table-cell table:style-name="ce3" table:formula="of:=[.K8]*2" office:value-type="float" office:value="16">
            <text:p>16</text:p>
          </table:table-cell>
          <table:table-cell table:style-name="ce3" table:formula="of:=[.L8]^2" office:value-type="float" office:value="65536">
            <text:p>65536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22awg</text:p>
          </table:table-cell>
          <table:table-cell table:style-name="ce3" office:value-type="float" office:value="0.0253">
            <text:p>0.0253</text:p>
          </table:table-cell>
          <table:table-cell table:style-name="ce3" table:formula="of:=[.C10]*25.4" office:value-type="float" office:value="0.64262">
            <text:p>0.64262</text:p>
          </table:table-cell>
          <table:table-cell table:style-name="ce3" table:formula="of:=pi*([.D10]/2)^2" office:value-type="float" office:value="0.324338390234627">
            <text:p>0.3243383902</text:p>
          </table:table-cell>
          <table:table-cell table:style-name="ce3" table:formula="of:=[.D10]*pi" office:value-type="float" office:value="2.01885027067086">
            <text:p>2.0188502707</text:p>
          </table:table-cell>
          <table:table-cell table:style-name="ce10" table:formula="of:=[.$C$3]/[.F10]" office:value-type="float" office:value="148496628182.525">
            <text:p>148496628183</text:p>
          </table:table-cell>
          <table:table-cell table:number-columns-repeated="3"/>
          <table:table-cell table:style-name="ce3" table:formula="of:=[.K9]*2" office:value-type="float" office:value="32">
            <text:p>32</text:p>
          </table:table-cell>
          <table:table-cell table:style-name="ce3" table:formula="of:=[.L9]^2" office:value-type="float" office:value="4294967296">
            <text:p>4294967296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Plank-length (PL)</text:p>
          </table:table-cell>
          <table:table-cell table:style-name="ce3"/>
          <table:table-cell table:style-name="ce3" table:formula="of:=1.61619997*10^-38" office:value-type="float" office:value="1.61619997E-038">
            <text:p>1.61619997E-038</text:p>
          </table:table-cell>
          <table:table-cell table:style-name="ce3" table:number-columns-repeated="2"/>
          <table:table-cell table:style-name="ce10"/>
          <table:table-cell table:number-columns-repeated="3"/>
          <table:table-cell table:style-name="ce3" table:formula="of:=[.K10]*2" office:value-type="float" office:value="64">
            <text:p>64</text:p>
          </table:table-cell>
          <table:table-cell table:style-name="ce3" table:formula="of:=[.L10]^2" office:value-type="float" office:value="1.84467440737096E+019">
            <text:p>18446744073709600000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PL*(2^128)</text:p>
          </table:table-cell>
          <table:table-cell table:style-name="ce3" table:formula="of:=[.D12]/25.4" office:value-type="float" office:value="0.216521398113838">
            <text:p>0.2165213981</text:p>
          </table:table-cell>
          <table:table-cell table:style-name="ce3" table:formula="of:=[.D11]*[.L12]" office:value-type="float" office:value="5.4996435120915">
            <text:p>5.4996435121</text:p>
          </table:table-cell>
          <table:table-cell table:style-name="ce3" table:formula="of:=pi*([.D12]/2)^2" office:value-type="float" office:value="23.7552147036896">
            <text:p>23.7552147037</text:p>
          </table:table-cell>
          <table:table-cell table:style-name="ce3" table:formula="of:=[.D12]*pi" office:value-type="float" office:value="17.2776396517058">
            <text:p>17.2776396517</text:p>
          </table:table-cell>
          <table:table-cell table:style-name="ce10" table:formula="of:=[.$C$3]/[.F12]" office:value-type="float" office:value="17351470689.4817">
            <text:p>17351470689</text:p>
          </table:table-cell>
          <table:table-cell table:number-columns-repeated="3"/>
          <table:table-cell table:style-name="ce3" table:formula="of:=[.K11]*2" office:value-type="float" office:value="128">
            <text:p>128</text:p>
          </table:table-cell>
          <table:table-cell table:style-name="ce3" table:formula="of:=[.L11]^2" office:value-type="float" office:value="3.40282366920938E+038">
            <text:p>340282366920938000000000000000000000000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GBR</text:p>
          </table:table-cell>
          <table:table-cell table:style-name="ce3"/>
          <table:table-cell table:style-name="ce3" table:formula="of:=0.000000000000052947" office:value-type="float" office:value="0.000000000000052947">
            <text:p>5.2947E-014</text:p>
          </table:table-cell>
          <table:table-cell table:style-name="ce3"/>
          <table:table-cell table:style-name="ce3" table:formula="of:=0.000000000000052947" office:value-type="float" office:value="0.000000000000052947">
            <text:p>5.2947E-014</text:p>
          </table:table-cell>
          <table:table-cell table:style-name="ce10"/>
          <table:table-cell table:number-columns-repeated="3"/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string">
            <text:p>2GBR</text:p>
          </table:table-cell>
          <table:table-cell table:style-name="ce3" table:formula="of:=[.D14]/25.4" office:value-type="float" office:value="4.16905511811024E-015">
            <text:p>4.16905511811024E-015</text:p>
          </table:table-cell>
          <table:table-cell table:style-name="ce3" table:formula="of:=[.D13]*2" office:value-type="float" office:value="0.000000000000105894">
            <text:p>1.05894E-013</text:p>
          </table:table-cell>
          <table:table-cell table:style-name="ce3" table:formula="of:=pi*([.D14]/2)^2" office:value-type="float" office:value="8.80709311948621E-027">
            <text:p>8.80709311948621E-027</text:p>
          </table:table-cell>
          <table:table-cell table:style-name="ce3" table:formula="of:=[.D14]*pi" office:value-type="float" office:value="0.000000000000332675812396782">
            <text:p>3.32675812396782E-013</text:p>
          </table:table-cell>
          <table:table-cell table:style-name="ce10" table:formula="of:=[.$C$3]/[.F14]" office:value-type="float" office:value="9.0115495875738E+023">
            <text:p>901154958757380000000000</text:p>
          </table:table-cell>
          <table:table-cell table:number-columns-repeated="3"/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3" table:number-columns-repeated="4"/>
          <table:table-cell table:style-name="ce3" table:formula="of:=[.F14]*[.L10]" office:value-type="float" office:value="0.00142883173441441">
            <text:p>0.0014288317</text:p>
          </table:table-cell>
          <table:table-cell table:style-name="ce10"/>
          <table:table-cell table:number-columns-repeated="3"/>
          <table:table-cell table:style-name="ce3" table:number-columns-repeated="2"/>
          <table:table-cell table:number-columns-repeated="1012"/>
        </table:table-row>
        <table:table-row table:style-name="ro2">
          <table:table-cell table:number-columns-repeated="10"/>
          <table:table-cell table:style-name="ce3" table:formula="of:=[.K12]*2" office:value-type="float" office:value="256">
            <text:p>256</text:p>
          </table:table-cell>
          <table:table-cell table:style-name="ce3" table:formula="of:=[.L12]^2" office:value-type="float" office:value="1.15792089237316E+077">
            <text:p>115792089237316000000000000000000000000000000000000000000000000000000000000000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ratio of Circ.</text:p>
          </table:table-cell>
          <table:table-cell table:style-name="ce3" office:value-type="string">
            <text:p>col/row</text:p>
          </table:table-cell>
          <table:table-cell table:style-name="ce3" office:value-type="string">
            <text:p>12awg</text:p>
          </table:table-cell>
          <table:table-cell table:style-name="ce3" office:value-type="string">
            <text:p>3/16”</text:p>
          </table:table-cell>
          <table:table-cell table:style-name="ce3" office:value-type="string">
            <text:p>22awg</text:p>
          </table:table-cell>
          <table:table-cell table:style-name="ce3" office:value-type="string">
            <text:p>PL(2^128)</text:p>
          </table:table-cell>
          <table:table-cell office:value-type="string">
            <text:p>ratio of areas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3" office:value-type="string">
            <text:p>12awg</text:p>
          </table:table-cell>
          <table:table-cell table:style-name="ce3" table:formula="of:=[.$F$8]/[.$F$8]" office:value-type="float" office:value="1">
            <text:p>1</text:p>
          </table:table-cell>
          <table:table-cell table:style-name="ce3" table:formula="of:=[.$F$9]/[.$F$8]" office:value-type="float" office:value="2.32054455445544">
            <text:p>2.3205445545</text:p>
          </table:table-cell>
          <table:table-cell table:style-name="ce3" table:formula="of:=[.$F$10]/[.$F$8]" office:value-type="float" office:value="0.313118811881188">
            <text:p>0.3131188119</text:p>
          </table:table-cell>
          <table:table-cell table:style-name="ce3" table:formula="of:=[.$F$12]/[.$F$8]" office:value-type="float" office:value="2.67972027368612">
            <text:p>2.6797202737</text:p>
          </table:table-cell>
          <table:table-cell table:formula="of:=[.$E$8]/[.$E$8]" office:value-type="float" office:value="1">
            <text:p>1</text:p>
          </table:table-cell>
          <table:table-cell table:formula="of:=[.$E$9]/[.$E$8]" office:value-type="float" office:value="5.38492702921282">
            <text:p>5.3849270292</text:p>
          </table:table-cell>
          <table:table-cell table:formula="of:=[.$E$10]/[.$E$8]" office:value-type="float" office:value="0.0980433903538868">
            <text:p>0.0980433904</text:p>
          </table:table-cell>
          <table:table-cell table:formula="of:=[.$E$12]/[.$E$8]" office:value-type="float" office:value="7.18090074520441">
            <text:p>7.180900745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>
            <text:p>3/16”</text:p>
          </table:table-cell>
          <table:table-cell table:style-name="ce3" table:formula="of:=[.$F$8]/[.$F$9]" office:value-type="float" office:value="0.430933333333333">
            <text:p>0.4309333333</text:p>
          </table:table-cell>
          <table:table-cell table:style-name="ce3" table:formula="of:=[.$F$9]/[.$F$9]" office:value-type="float" office:value="1">
            <text:p>1</text:p>
          </table:table-cell>
          <table:table-cell table:style-name="ce3" table:formula="of:=[.$F$10]/[.$F$9]" office:value-type="float" office:value="0.134933333333333">
            <text:p>0.1349333333</text:p>
          </table:table-cell>
          <table:table-cell table:style-name="ce3" table:formula="of:=[.$F$12]/[.$F$9]" office:value-type="float" office:value="1.15478078994047">
            <text:p>1.1547807899</text:p>
          </table:table-cell>
          <table:table-cell table:formula="of:=[.$E$8]/[.$E$9]" office:value-type="float" office:value="0.185703537777778">
            <text:p>0.1857035378</text:p>
          </table:table-cell>
          <table:table-cell table:formula="of:=[.$E$9]/[.$E$9]" office:value-type="float" office:value="1">
            <text:p>1</text:p>
          </table:table-cell>
          <table:table-cell table:formula="of:=[.$E$10]/[.$E$9]" office:value-type="float" office:value="0.0182070044444444">
            <text:p>0.0182070044</text:p>
          </table:table-cell>
          <table:table-cell table:formula="of:=[.$E$12]/[.$E$9]" office:value-type="float" office:value="1.33351867281554">
            <text:p>1.333518672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>
            <text:p>22awg</text:p>
          </table:table-cell>
          <table:table-cell table:style-name="ce3" table:formula="of:=[.$F$8]/[.$F$10]" office:value-type="float" office:value="3.19367588932806">
            <text:p>3.1936758893</text:p>
          </table:table-cell>
          <table:table-cell table:style-name="ce3" table:formula="of:=[.$F$9]/[.$F$10]" office:value-type="float" office:value="7.41106719367589">
            <text:p>7.4110671937</text:p>
          </table:table-cell>
          <table:table-cell table:style-name="ce3" table:formula="of:=[.$F$10]/[.$F$10]" office:value-type="float" office:value="1">
            <text:p>1</text:p>
          </table:table-cell>
          <table:table-cell table:style-name="ce3" table:formula="of:=[.$F$12]/[.$F$10]" office:value-type="float" office:value="8.55815802821496">
            <text:p>8.5581580282</text:p>
          </table:table-cell>
          <table:table-cell table:formula="of:=[.$E$8]/[.$E$10]" office:value-type="float" office:value="10.1995656860754">
            <text:p>10.1995656861</text:p>
          </table:table-cell>
          <table:table-cell table:formula="of:=[.$E$9]/[.$E$10]" office:value-type="float" office:value="54.923916949179">
            <text:p>54.9239169492</text:p>
          </table:table-cell>
          <table:table-cell table:formula="of:=[.$E$10]/[.$E$10]" office:value-type="float" office:value="1">
            <text:p>1</text:p>
          </table:table-cell>
          <table:table-cell table:formula="of:=[.$E$12]/[.$E$10]" office:value-type="float" office:value="73.2420688359002">
            <text:p>73.2420688359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>
            <text:p>PL(2^128)</text:p>
          </table:table-cell>
          <table:table-cell table:style-name="ce3" table:formula="of:=[.$F$8]/[.$F$12]" office:value-type="float" office:value="0.373173278502102">
            <text:p>0.3731732785</text:p>
          </table:table-cell>
          <table:table-cell table:style-name="ce3" table:formula="of:=[.$F$9]/[.$F$12]" office:value-type="float" office:value="0.865965219296339">
            <text:p>0.8659652193</text:p>
          </table:table-cell>
          <table:table-cell table:style-name="ce3" table:formula="of:=[.$F$10]/[.$F$12]" office:value-type="float" office:value="0.116847573590386">
            <text:p>0.1168475736</text:p>
          </table:table-cell>
          <table:table-cell table:style-name="ce3" table:formula="of:=[.$F$12]/[.$F$12]" office:value-type="float" office:value="1">
            <text:p>1</text:p>
          </table:table-cell>
          <table:table-cell table:formula="of:=[.$E$8]/[.$E$12]" office:value-type="float" office:value="0.139258295788008">
            <text:p>0.1392582958</text:p>
          </table:table-cell>
          <table:table-cell table:formula="of:=[.$E$9]/[.$E$12]" office:value-type="float" office:value="0.749895761030956">
            <text:p>0.749895761</text:p>
          </table:table-cell>
          <table:table-cell table:formula="of:=[.$E$10]/[.$E$12]" office:value-type="float" office:value="0.0136533554539607">
            <text:p>0.0136533555</text:p>
          </table:table-cell>
          <table:table-cell table:formula="of:=[.$E$12]/[.$E$1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so, 12awg circumference should be the base cycle valu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2"/>
          <table:table-cell office:value-type="string">
            <text:p>multples of 12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primary water vapor absorption wavelengths</text:p>
          </table:table-cell>
          <table:table-cell table:number-columns-repeated="10"/>
          <table:table-cell office:value-type="float" office:value="0">
            <text:p>0</text:p>
          </table:table-cell>
          <table:table-cell table:formula="of:=12*2^[.M25]" office:value-type="float" office:value="12">
            <text:p>12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>
            <text:p>nm</text:p>
          </table:table-cell>
          <table:table-cell table:style-name="ce3" office:value-type="string">
            <text:p>micron</text:p>
          </table:table-cell>
          <table:table-cell table:style-name="ce3" office:value-type="string">
            <text:p>mm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12*2^[.M26]" office:value-type="float" office:value="24">
            <text:p>24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w1</text:p>
          </table:table-cell>
          <table:table-cell table:style-name="ce3" office:value-type="float" office:value="65">
            <text:p>65</text:p>
          </table:table-cell>
          <table:table-cell table:style-name="ce3"/>
          <table:table-cell table:style-name="ce3" table:formula="of:=[.B27]/1000" office:value-type="float" office:value="0.065">
            <text:p>0.065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12*2^[.M27]" office:value-type="float" office:value="48">
            <text:p>48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w2</text:p>
          </table:table-cell>
          <table:table-cell table:style-name="ce3" office:value-type="float" office:value="166.5">
            <text:p>166.5</text:p>
          </table:table-cell>
          <table:table-cell table:style-name="ce3"/>
          <table:table-cell table:style-name="ce3" table:formula="of:=[.B28]/1000" office:value-type="float" office:value="0.1665">
            <text:p>0.1665</text:p>
          </table:table-cell>
          <table:table-cell table:number-columns-repeated="8"/>
          <table:table-cell office:value-type="float" office:value="3">
            <text:p>3</text:p>
          </table:table-cell>
          <table:table-cell table:formula="of:=12*2^[.M28]" office:value-type="float" office:value="96">
            <text:p>96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w3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table:formula="of:=[.C29]/100" office:value-type="float" office:value="0.1">
            <text:p>0.1</text:p>
          </table:table-cell>
          <table:table-cell table:number-columns-repeated="8"/>
          <table:table-cell office:value-type="float" office:value="4">
            <text:p>4</text:p>
          </table:table-cell>
          <table:table-cell table:formula="of:=12*2^[.M29]" office:value-type="float" office:value="192">
            <text:p>192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w4</text:p>
          </table:table-cell>
          <table:table-cell table:style-name="ce3"/>
          <table:table-cell table:style-name="ce3" office:value-type="float" office:value="1.4">
            <text:p>1.4</text:p>
          </table:table-cell>
          <table:table-cell table:style-name="ce3" table:formula="of:=[.C30]/100" office:value-type="float" office:value="0.014">
            <text:p>0.014</text:p>
          </table:table-cell>
          <table:table-cell table:number-columns-repeated="8"/>
          <table:table-cell office:value-type="float" office:value="5">
            <text:p>5</text:p>
          </table:table-cell>
          <table:table-cell table:formula="of:=12*2^[.M30]" office:value-type="float" office:value="384">
            <text:p>384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GBR</text:p>
          </table:table-cell>
          <table:table-cell table:number-columns-repeated="2"/>
          <table:table-cell table:formula="of:=[.$F$14]" office:value-type="float" office:value="0.000000000000332675812396782">
            <text:p>3.32675812396782E-013</text:p>
          </table:table-cell>
          <table:table-cell table:number-columns-repeated="8"/>
          <table:table-cell office:value-type="float" office:value="6">
            <text:p>6</text:p>
          </table:table-cell>
          <table:table-cell table:formula="of:=12*2^[.M31]" office:value-type="float" office:value="768">
            <text:p>768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water drop</text:p>
          </table:table-cell>
          <table:table-cell table:number-columns-repeated="10"/>
          <table:table-cell office:value-type="float" office:value="7">
            <text:p>7</text:p>
          </table:table-cell>
          <table:table-cell table:formula="of:=12*2^[.M32]" office:value-type="float" office:value="1536">
            <text:p>1536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diameter mm</text:p>
          </table:table-cell>
          <table:table-cell office:value-type="string">
            <text:p>radius mm</text:p>
          </table:table-cell>
          <table:table-cell office:value-type="string">
            <text:p>circ mm</text:p>
          </table:table-cell>
          <table:table-cell table:number-columns-repeated="8"/>
          <table:table-cell office:value-type="float" office:value="8">
            <text:p>8</text:p>
          </table:table-cell>
          <table:table-cell table:formula="of:=12*2^[.M33]" office:value-type="float" office:value="3072">
            <text:p>3072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w5</text:p>
          </table:table-cell>
          <table:table-cell table:style-name="ce3" office:value-type="float" office:value="0.5">
            <text:p>0.5</text:p>
          </table:table-cell>
          <table:table-cell table:style-name="ce3" table:formula="of:=[.B34]/2" office:value-type="float" office:value="0.25">
            <text:p>0.25</text:p>
          </table:table-cell>
          <table:table-cell table:style-name="ce3" table:formula="of:=pi*[.B34]" office:value-type="float" office:value="1.5707963265">
            <text:p>1.5707963265</text:p>
          </table:table-cell>
          <table:table-cell table:number-columns-repeated="8"/>
          <table:table-cell office:value-type="float" office:value="9">
            <text:p>9</text:p>
          </table:table-cell>
          <table:table-cell table:formula="of:=12*2^[.M34]" office:value-type="float" office:value="6144">
            <text:p>6144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w6</text:p>
          </table:table-cell>
          <table:table-cell table:style-name="ce3" office:value-type="float" office:value="1">
            <text:p>1</text:p>
          </table:table-cell>
          <table:table-cell table:style-name="ce3" table:formula="of:=[.B35]/2" office:value-type="float" office:value="0.5">
            <text:p>0.5</text:p>
          </table:table-cell>
          <table:table-cell table:style-name="ce3" table:formula="of:=pi*[.B35]" office:value-type="float" office:value="3.141592653">
            <text:p>3.141592653</text:p>
          </table:table-cell>
          <table:table-cell table:number-columns-repeated="8"/>
          <table:table-cell office:value-type="float" office:value="10">
            <text:p>10</text:p>
          </table:table-cell>
          <table:table-cell table:formula="of:=12*2^[.M35]" office:value-type="float" office:value="12288">
            <text:p>12288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w7</text:p>
          </table:table-cell>
          <table:table-cell table:style-name="ce3" office:value-type="float" office:value="2">
            <text:p>2</text:p>
          </table:table-cell>
          <table:table-cell table:style-name="ce3" table:formula="of:=[.B36]/2" office:value-type="float" office:value="1">
            <text:p>1</text:p>
          </table:table-cell>
          <table:table-cell table:style-name="ce3" table:formula="of:=pi*[.B36]" office:value-type="float" office:value="6.283185306">
            <text:p>6.283185306</text:p>
          </table:table-cell>
          <table:table-cell table:number-columns-repeated="8"/>
          <table:table-cell office:value-type="float" office:value="11">
            <text:p>11</text:p>
          </table:table-cell>
          <table:table-cell table:formula="of:=12*2^[.M36]" office:value-type="float" office:value="24576">
            <text:p>24576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w8</text:p>
          </table:table-cell>
          <table:table-cell table:style-name="ce3" office:value-type="float" office:value="2.6">
            <text:p>2.6</text:p>
          </table:table-cell>
          <table:table-cell table:style-name="ce3" table:formula="of:=[.B37]/2" office:value-type="float" office:value="1.3">
            <text:p>1.3</text:p>
          </table:table-cell>
          <table:table-cell table:style-name="ce3" table:formula="of:=pi*[.B37]" office:value-type="float" office:value="8.1681408978">
            <text:p>8.1681408978</text:p>
          </table:table-cell>
          <table:table-cell table:number-columns-repeated="8"/>
          <table:table-cell office:value-type="float" office:value="12">
            <text:p>12</text:p>
          </table:table-cell>
          <table:table-cell table:formula="of:=12*2^[.M37]" office:value-type="float" office:value="49152">
            <text:p>49152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w9</text:p>
          </table:table-cell>
          <table:table-cell table:style-name="ce3" office:value-type="float" office:value="5">
            <text:p>5</text:p>
          </table:table-cell>
          <table:table-cell table:style-name="ce3" table:formula="of:=[.B38]/2" office:value-type="float" office:value="2.5">
            <text:p>2.5</text:p>
          </table:table-cell>
          <table:table-cell table:style-name="ce3" table:formula="of:=pi*[.B38]" office:value-type="float" office:value="15.707963265">
            <text:p>15.707963265</text:p>
          </table:table-cell>
          <table:table-cell table:number-columns-repeated="8"/>
          <table:table-cell office:value-type="float" office:value="13">
            <text:p>13</text:p>
          </table:table-cell>
          <table:table-cell table:formula="of:=12*2^[.M38]" office:value-type="float" office:value="98304">
            <text:p>98304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float" office:value="14">
            <text:p>14</text:p>
          </table:table-cell>
          <table:table-cell table:formula="of:=12*2^[.M39]" office:value-type="float" office:value="196608">
            <text:p>196608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What is a handy circular size that is a best fit harmonization ie multiple of 12awg's Circumference, and for water vapor absorption wavelengths?</text:p>
          </table:table-cell>
          <table:table-cell table:number-columns-repeated="9"/>
          <table:table-cell office:value-type="string">
            <text:p>min </text:p>
          </table:table-cell>
          <table:table-cell table:number-columns-repeated="2" office:value-type="string">
            <text:p>----</text:p>
          </table:table-cell>
          <table:table-cell office:value-type="string">
            <text:p>--</text:p>
          </table:table-cell>
          <table:table-cell office:value-type="string">
            <text:p>max</text:p>
          </table:table-cell>
          <table:table-cell table:number-columns-repeated="1008"/>
        </table:table-row>
        <table:table-row table:style-name="ro3">
          <table:table-cell/>
          <table:table-cell table:style-name="ce3" table:number-columns-repeated="2"/>
          <table:table-cell table:style-name="ce3" office:value-type="string">
            <text:p>n*c (mm)</text:p>
          </table:table-cell>
          <table:table-cell table:style-name="ce3" office:value-type="string">
            <text:p>diameter mm</text:p>
          </table:table-cell>
          <table:table-cell table:style-name="ce3" office:value-type="string">
            <text:p>diameter inches</text:p>
          </table:table-cell>
          <table:table-cell office:value-type="string">
            <text:p>ratio Nc/PL(2^128)</text:p>
          </table:table-cell>
          <table:table-cell office:value-type="string">
            <text:p>ratio Nc/w1</text:p>
          </table:table-cell>
          <table:table-cell table:style-name="ce12" office:value-type="string">
            <text:p>ratio Nc/w2</text:p>
          </table:table-cell>
          <table:table-cell office:value-type="string">
            <text:p>ratio Nc/w3</text:p>
          </table:table-cell>
          <table:table-cell office:value-type="string">
            <text:p>ratio Nc/w4</text:p>
          </table:table-cell>
          <table:table-cell table:style-name="ce12" office:value-type="string">
            <text:p>ratio Nc/w5</text:p>
          </table:table-cell>
          <table:table-cell table:style-name="ce12" office:value-type="string">
            <text:p>ratio Nc/w6</text:p>
          </table:table-cell>
          <table:table-cell table:style-name="ce12" office:value-type="string">
            <text:p>ratio Nc/w7</text:p>
          </table:table-cell>
          <table:table-cell office:value-type="string">
            <text:p>ratio Nc/w8</text:p>
          </table:table-cell>
          <table:table-cell office:value-type="string">
            <text:p>ratio Nc/w9</text:p>
          </table:table-cell>
          <table:table-cell table:style-name="ce12" office:value-type="string">
            <text:p>ratio Nc/awg12</text:p>
          </table:table-cell>
          <table:table-cell office:value-type="string">
            <text:p>ratio Nc/GBR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table:style-name="ce3" table:formula="of:=[.B43]&amp;&quot;c&quot;" office:value-type="string" office:string-value="2c">
            <text:p>2c</text:p>
          </table:table-cell>
          <table:table-cell table:style-name="ce3" table:formula="of:=[.$F$8]*[.B43]" office:value-type="float" office:value="12.8951068672099">
            <text:p>12.8951068672</text:p>
          </table:table-cell>
          <table:table-cell table:style-name="ce3" table:formula="of:=[.D43]/pi" office:value-type="float" office:value="4.10464">
            <text:p>4.10464</text:p>
          </table:table-cell>
          <table:table-cell table:style-name="ce3" table:formula="of:=[.E43]/25.4" office:value-type="float" office:value="0.1616">
            <text:p>0.1616</text:p>
          </table:table-cell>
          <table:table-cell table:formula="of:=[.D43]/[.$F$12]" office:value-type="float" office:value="0.746346557004205">
            <text:p>0.746346557</text:p>
          </table:table-cell>
          <table:table-cell table:formula="of:=[.D43]/[.$D$27]" office:value-type="float" office:value="198.386259495537">
            <text:p>198.3862594955</text:p>
          </table:table-cell>
          <table:table-cell table:formula="of:=[.D43]/[.$D$28]" office:value-type="float" office:value="77.4480892925521">
            <text:p>77.4480892926</text:p>
          </table:table-cell>
          <table:table-cell table:formula="of:=[.D43]/[.$D$29]" office:value-type="float" office:value="128.951068672099">
            <text:p>128.9510686721</text:p>
          </table:table-cell>
          <table:table-cell table:formula="of:=[.D43]/[.$D$30]" office:value-type="float" office:value="921.079061943566">
            <text:p>921.0790619436</text:p>
          </table:table-cell>
          <table:table-cell table:formula="of:=[.D43]/[.$D$34]" office:value-type="float" office:value="8.20928">
            <text:p>8.20928</text:p>
          </table:table-cell>
          <table:table-cell table:formula="of:=[.D43]/[.$D$35]" office:value-type="float" office:value="4.10464">
            <text:p>4.10464</text:p>
          </table:table-cell>
          <table:table-cell table:formula="of:=[.D43]/[.$D$36]" office:value-type="float" office:value="2.05232">
            <text:p>2.05232</text:p>
          </table:table-cell>
          <table:table-cell table:formula="of:=[.D43]/[.$D$37]" office:value-type="float" office:value="1.57870769230769">
            <text:p>1.5787076923</text:p>
          </table:table-cell>
          <table:table-cell table:formula="of:=[.D43]/[.$D$38]" office:value-type="float" office:value="0.820928">
            <text:p>0.820928</text:p>
          </table:table-cell>
          <table:table-cell table:formula="of:=[.D43]/[.$F$10]" office:value-type="float" office:value="6.38735177865613">
            <text:p>6.3873517787</text:p>
          </table:table-cell>
          <table:table-cell table:formula="of:=[.D43]/[.$D$31]" office:value-type="float" office:value="38761780648573.1">
            <text:p>38761780648573.1</text:p>
          </table:table-cell>
          <table:table-cell table:number-columns-repeated="1006"/>
        </table:table-row>
        <table:table-row table:style-name="ro2">
          <table:table-cell office:value-type="string">
            <text:p>*</text:p>
          </table:table-cell>
          <table:table-cell table:style-name="ce3" office:value-type="float" office:value="3">
            <text:p>3</text:p>
          </table:table-cell>
          <table:table-cell table:style-name="ce3" table:formula="of:=[.B44]&amp;&quot;c&quot;" office:value-type="string" office:string-value="3c">
            <text:p>3c</text:p>
          </table:table-cell>
          <table:table-cell table:style-name="ce3" table:formula="of:=[.$F$8]*[.B44]" office:value-type="float" office:value="19.3426603008149">
            <text:p>19.3426603008</text:p>
          </table:table-cell>
          <table:table-cell table:style-name="ce3" table:formula="of:=[.D44]/pi" office:value-type="float" office:value="6.15696">
            <text:p>6.15696</text:p>
          </table:table-cell>
          <table:table-cell table:style-name="ce3" table:formula="of:=[.E44]/25.4" office:value-type="float" office:value="0.2424">
            <text:p>0.2424</text:p>
          </table:table-cell>
          <table:table-cell table:formula="of:=[.D44]/[.$F$12]" office:value-type="float" office:value="1.11951983550631">
            <text:p>1.1195198355</text:p>
          </table:table-cell>
          <table:table-cell table:style-name="ce12" table:formula="of:=[.D44]/[.$D$27]" office:value-type="float" office:value="297.579389243306">
            <text:p>297.5793892433</text:p>
          </table:table-cell>
          <table:table-cell table:formula="of:=[.D44]/[.$D$28]" office:value-type="float" office:value="116.172133938828">
            <text:p>116.1721339388</text:p>
          </table:table-cell>
          <table:table-cell table:formula="of:=[.D44]/[.$D$29]" office:value-type="float" office:value="193.426603008149">
            <text:p>193.4266030081</text:p>
          </table:table-cell>
          <table:table-cell table:formula="of:=[.D44]/[.$D$30]" office:value-type="float" office:value="1381.61859291535">
            <text:p>1381.6185929154</text:p>
          </table:table-cell>
          <table:table-cell table:formula="of:=[.D44]/[.$D$34]" office:value-type="float" office:value="12.31392">
            <text:p>12.31392</text:p>
          </table:table-cell>
          <table:table-cell table:formula="of:=[.D44]/[.$D$35]" office:value-type="float" office:value="6.15696">
            <text:p>6.15696</text:p>
          </table:table-cell>
          <table:table-cell table:formula="of:=[.D44]/[.$D$36]" office:value-type="float" office:value="3.07848">
            <text:p>3.07848</text:p>
          </table:table-cell>
          <table:table-cell table:formula="of:=[.D44]/[.$D$37]" office:value-type="float" office:value="2.36806153846154">
            <text:p>2.3680615385</text:p>
          </table:table-cell>
          <table:table-cell table:formula="of:=[.D44]/[.$D$38]" office:value-type="float" office:value="1.231392">
            <text:p>1.231392</text:p>
          </table:table-cell>
          <table:table-cell table:formula="of:=[.D44]/[.$F$10]" office:value-type="float" office:value="9.58102766798419">
            <text:p>9.581027668</text:p>
          </table:table-cell>
          <table:table-cell table:formula="of:=[.D44]/[.$D$31]" office:value-type="float" office:value="58142670972859.7">
            <text:p>58142670972859.7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4">
            <text:p>4</text:p>
          </table:table-cell>
          <table:table-cell table:style-name="ce3" table:formula="of:=[.B45]&amp;&quot;c&quot;" office:value-type="string" office:string-value="4c">
            <text:p>4c</text:p>
          </table:table-cell>
          <table:table-cell table:style-name="ce3" table:formula="of:=[.$F$8]*[.B45]" office:value-type="float" office:value="25.7902137344198">
            <text:p>25.7902137344</text:p>
          </table:table-cell>
          <table:table-cell table:style-name="ce3" table:formula="of:=[.D45]/pi" office:value-type="float" office:value="8.20928">
            <text:p>8.20928</text:p>
          </table:table-cell>
          <table:table-cell table:style-name="ce3" table:formula="of:=[.E45]/25.4" office:value-type="float" office:value="0.3232">
            <text:p>0.3232</text:p>
          </table:table-cell>
          <table:table-cell table:formula="of:=[.D45]/[.$F$12]" office:value-type="float" office:value="1.49269311400841">
            <text:p>1.492693114</text:p>
          </table:table-cell>
          <table:table-cell table:formula="of:=[.D45]/[.$D$27]" office:value-type="float" office:value="396.772518991074">
            <text:p>396.7725189911</text:p>
          </table:table-cell>
          <table:table-cell table:formula="of:=[.D45]/[.$D$28]" office:value-type="float" office:value="154.896178585104">
            <text:p>154.8961785851</text:p>
          </table:table-cell>
          <table:table-cell table:formula="of:=[.D45]/[.$D$29]" office:value-type="float" office:value="257.902137344198">
            <text:p>257.9021373442</text:p>
          </table:table-cell>
          <table:table-cell table:formula="of:=[.D45]/[.$D$30]" office:value-type="float" office:value="1842.15812388713">
            <text:p>1842.1581238871</text:p>
          </table:table-cell>
          <table:table-cell table:formula="of:=[.D45]/[.$D$34]" office:value-type="float" office:value="16.41856">
            <text:p>16.41856</text:p>
          </table:table-cell>
          <table:table-cell table:formula="of:=[.D45]/[.$D$35]" office:value-type="float" office:value="8.20928">
            <text:p>8.20928</text:p>
          </table:table-cell>
          <table:table-cell table:formula="of:=[.D45]/[.$D$36]" office:value-type="float" office:value="4.10464">
            <text:p>4.10464</text:p>
          </table:table-cell>
          <table:table-cell table:formula="of:=[.D45]/[.$D$37]" office:value-type="float" office:value="3.15741538461538">
            <text:p>3.1574153846</text:p>
          </table:table-cell>
          <table:table-cell table:formula="of:=[.D45]/[.$D$38]" office:value-type="float" office:value="1.641856">
            <text:p>1.641856</text:p>
          </table:table-cell>
          <table:table-cell table:formula="of:=[.D45]/[.$F$10]" office:value-type="float" office:value="12.7747035573123">
            <text:p>12.7747035573</text:p>
          </table:table-cell>
          <table:table-cell table:formula="of:=[.D45]/[.$D$31]" office:value-type="float" office:value="77523561297146.2">
            <text:p>77523561297146.2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style-name="ce3" table:formula="of:=[.B46]&amp;&quot;c&quot;" office:value-type="string" office:string-value="5c">
            <text:p>5c</text:p>
          </table:table-cell>
          <table:table-cell table:style-name="ce3" table:formula="of:=[.$F$8]*[.B46]" office:value-type="float" office:value="32.2377671680248">
            <text:p>32.237767168</text:p>
          </table:table-cell>
          <table:table-cell table:style-name="ce3" table:formula="of:=[.D46]/pi" office:value-type="float" office:value="10.2616">
            <text:p>10.2616</text:p>
          </table:table-cell>
          <table:table-cell table:style-name="ce3" table:formula="of:=[.E46]/25.4" office:value-type="float" office:value="0.404">
            <text:p>0.404</text:p>
          </table:table-cell>
          <table:table-cell table:formula="of:=[.D46]/[.$F$12]" office:value-type="float" office:value="1.86586639251051">
            <text:p>1.8658663925</text:p>
          </table:table-cell>
          <table:table-cell table:formula="of:=[.D46]/[.$D$27]" office:value-type="float" office:value="495.965648738843">
            <text:p>495.9656487388</text:p>
          </table:table-cell>
          <table:table-cell table:formula="of:=[.D46]/[.$D$28]" office:value-type="float" office:value="193.62022323138">
            <text:p>193.6202232314</text:p>
          </table:table-cell>
          <table:table-cell table:formula="of:=[.D46]/[.$D$29]" office:value-type="float" office:value="322.377671680248">
            <text:p>322.3776716802</text:p>
          </table:table-cell>
          <table:table-cell table:formula="of:=[.D46]/[.$D$30]" office:value-type="float" office:value="2302.69765485891">
            <text:p>2302.6976548589</text:p>
          </table:table-cell>
          <table:table-cell table:formula="of:=[.D46]/[.$D$34]" office:value-type="float" office:value="20.5232">
            <text:p>20.5232</text:p>
          </table:table-cell>
          <table:table-cell table:formula="of:=[.D46]/[.$D$35]" office:value-type="float" office:value="10.2616">
            <text:p>10.2616</text:p>
          </table:table-cell>
          <table:table-cell table:formula="of:=[.D46]/[.$D$36]" office:value-type="float" office:value="5.1308">
            <text:p>5.1308</text:p>
          </table:table-cell>
          <table:table-cell table:formula="of:=[.D46]/[.$D$37]" office:value-type="float" office:value="3.94676923076923">
            <text:p>3.9467692308</text:p>
          </table:table-cell>
          <table:table-cell table:formula="of:=[.D46]/[.$D$38]" office:value-type="float" office:value="2.05232">
            <text:p>2.05232</text:p>
          </table:table-cell>
          <table:table-cell table:formula="of:=[.D46]/[.$F$10]" office:value-type="float" office:value="15.9683794466403">
            <text:p>15.9683794466</text:p>
          </table:table-cell>
          <table:table-cell table:formula="of:=[.D46]/[.$D$31]" office:value-type="float" office:value="96904451621432.8">
            <text:p>96904451621432.8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 table:style-name="ce3" table:formula="of:=[.B47]&amp;&quot;c&quot;" office:value-type="string" office:string-value="6c">
            <text:p>6c</text:p>
          </table:table-cell>
          <table:table-cell table:style-name="ce3" table:formula="of:=[.$F$8]*[.B47]" office:value-type="float" office:value="38.6853206016298">
            <text:p>38.6853206016</text:p>
          </table:table-cell>
          <table:table-cell table:style-name="ce3" table:formula="of:=[.D47]/pi" office:value-type="float" office:value="12.31392">
            <text:p>12.31392</text:p>
          </table:table-cell>
          <table:table-cell table:style-name="ce3" table:formula="of:=[.E47]/25.4" office:value-type="float" office:value="0.4848">
            <text:p>0.4848</text:p>
          </table:table-cell>
          <table:table-cell table:formula="of:=[.D47]/[.$F$12]" office:value-type="float" office:value="2.23903967101261">
            <text:p>2.239039671</text:p>
          </table:table-cell>
          <table:table-cell table:formula="of:=[.D47]/[.$D$27]" office:value-type="float" office:value="595.158778486612">
            <text:p>595.1587784866</text:p>
          </table:table-cell>
          <table:table-cell table:formula="of:=[.D47]/[.$D$28]" office:value-type="float" office:value="232.344267877656">
            <text:p>232.3442678777</text:p>
          </table:table-cell>
          <table:table-cell table:formula="of:=[.D47]/[.$D$29]" office:value-type="float" office:value="386.853206016298">
            <text:p>386.8532060163</text:p>
          </table:table-cell>
          <table:table-cell table:formula="of:=[.D47]/[.$D$30]" office:value-type="float" office:value="2763.2371858307">
            <text:p>2763.2371858307</text:p>
          </table:table-cell>
          <table:table-cell table:formula="of:=[.D47]/[.$D$34]" office:value-type="float" office:value="24.62784">
            <text:p>24.62784</text:p>
          </table:table-cell>
          <table:table-cell table:formula="of:=[.D47]/[.$D$35]" office:value-type="float" office:value="12.31392">
            <text:p>12.31392</text:p>
          </table:table-cell>
          <table:table-cell table:formula="of:=[.D47]/[.$D$36]" office:value-type="float" office:value="6.15696">
            <text:p>6.15696</text:p>
          </table:table-cell>
          <table:table-cell table:formula="of:=[.D47]/[.$D$37]" office:value-type="float" office:value="4.73612307692308">
            <text:p>4.7361230769</text:p>
          </table:table-cell>
          <table:table-cell table:formula="of:=[.D47]/[.$D$38]" office:value-type="float" office:value="2.462784">
            <text:p>2.462784</text:p>
          </table:table-cell>
          <table:table-cell table:formula="of:=[.D47]/[.$F$10]" office:value-type="float" office:value="19.1620553359684">
            <text:p>19.162055336</text:p>
          </table:table-cell>
          <table:table-cell table:formula="of:=[.D47]/[.$D$31]" office:value-type="float" office:value="116285341945719">
            <text:p>116285341945719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7">
            <text:p>7</text:p>
          </table:table-cell>
          <table:table-cell table:style-name="ce3" table:formula="of:=[.B48]&amp;&quot;c&quot;" office:value-type="string" office:string-value="7c">
            <text:p>7c</text:p>
          </table:table-cell>
          <table:table-cell table:style-name="ce3" table:formula="of:=[.$F$8]*[.B48]" office:value-type="float" office:value="45.1328740352347">
            <text:p>45.1328740352</text:p>
          </table:table-cell>
          <table:table-cell table:style-name="ce3" table:formula="of:=[.D48]/pi" office:value-type="float" office:value="14.36624">
            <text:p>14.36624</text:p>
          </table:table-cell>
          <table:table-cell table:style-name="ce3" table:formula="of:=[.E48]/25.4" office:value-type="float" office:value="0.5656">
            <text:p>0.5656</text:p>
          </table:table-cell>
          <table:table-cell table:formula="of:=[.D48]/[.$F$12]" office:value-type="float" office:value="2.61221294951472">
            <text:p>2.6122129495</text:p>
          </table:table-cell>
          <table:table-cell table:formula="of:=[.D48]/[.$D$27]" office:value-type="float" office:value="694.35190823438">
            <text:p>694.3519082344</text:p>
          </table:table-cell>
          <table:table-cell table:formula="of:=[.D48]/[.$D$28]" office:value-type="float" office:value="271.068312523932">
            <text:p>271.0683125239</text:p>
          </table:table-cell>
          <table:table-cell table:formula="of:=[.D48]/[.$D$29]" office:value-type="float" office:value="451.328740352347">
            <text:p>451.3287403523</text:p>
          </table:table-cell>
          <table:table-cell table:formula="of:=[.D48]/[.$D$30]" office:value-type="float" office:value="3223.77671680248">
            <text:p>3223.7767168025</text:p>
          </table:table-cell>
          <table:table-cell table:formula="of:=[.D48]/[.$D$34]" office:value-type="float" office:value="28.73248">
            <text:p>28.73248</text:p>
          </table:table-cell>
          <table:table-cell table:formula="of:=[.D48]/[.$D$35]" office:value-type="float" office:value="14.36624">
            <text:p>14.36624</text:p>
          </table:table-cell>
          <table:table-cell table:formula="of:=[.D48]/[.$D$36]" office:value-type="float" office:value="7.18312">
            <text:p>7.18312</text:p>
          </table:table-cell>
          <table:table-cell table:formula="of:=[.D48]/[.$D$37]" office:value-type="float" office:value="5.52547692307692">
            <text:p>5.5254769231</text:p>
          </table:table-cell>
          <table:table-cell table:formula="of:=[.D48]/[.$D$38]" office:value-type="float" office:value="2.873248">
            <text:p>2.873248</text:p>
          </table:table-cell>
          <table:table-cell table:formula="of:=[.D48]/[.$F$10]" office:value-type="float" office:value="22.3557312252964">
            <text:p>22.3557312253</text:p>
          </table:table-cell>
          <table:table-cell table:formula="of:=[.D48]/[.$D$31]" office:value-type="float" office:value="135666232270006">
            <text:p>135666232270006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8">
            <text:p>8</text:p>
          </table:table-cell>
          <table:table-cell table:style-name="ce3" table:formula="of:=[.B49]&amp;&quot;c&quot;" office:value-type="string" office:string-value="8c">
            <text:p>8c</text:p>
          </table:table-cell>
          <table:table-cell table:style-name="ce3" table:formula="of:=[.$F$8]*[.B49]" office:value-type="float" office:value="51.5804274688397">
            <text:p>51.5804274688</text:p>
          </table:table-cell>
          <table:table-cell table:style-name="ce3" table:formula="of:=[.D49]/pi" office:value-type="float" office:value="16.41856">
            <text:p>16.41856</text:p>
          </table:table-cell>
          <table:table-cell table:style-name="ce3" table:formula="of:=[.E49]/25.4" office:value-type="float" office:value="0.6464">
            <text:p>0.6464</text:p>
          </table:table-cell>
          <table:table-cell table:formula="of:=[.D49]/[.$F$12]" office:value-type="float" office:value="2.98538622801682">
            <text:p>2.985386228</text:p>
          </table:table-cell>
          <table:table-cell table:style-name="ce12" table:formula="of:=[.D49]/[.$D$27]" office:value-type="float" office:value="793.545037982149">
            <text:p>793.5450379821</text:p>
          </table:table-cell>
          <table:table-cell table:formula="of:=[.D49]/[.$D$28]" office:value-type="float" office:value="309.792357170208">
            <text:p>309.7923571702</text:p>
          </table:table-cell>
          <table:table-cell table:formula="of:=[.D49]/[.$D$29]" office:value-type="float" office:value="515.804274688397">
            <text:p>515.8042746884</text:p>
          </table:table-cell>
          <table:table-cell table:formula="of:=[.D49]/[.$D$30]" office:value-type="float" office:value="3684.31624777426">
            <text:p>3684.3162477743</text:p>
          </table:table-cell>
          <table:table-cell table:formula="of:=[.D49]/[.$D$34]" office:value-type="float" office:value="32.83712">
            <text:p>32.83712</text:p>
          </table:table-cell>
          <table:table-cell table:formula="of:=[.D49]/[.$D$35]" office:value-type="float" office:value="16.41856">
            <text:p>16.41856</text:p>
          </table:table-cell>
          <table:table-cell table:formula="of:=[.D49]/[.$D$36]" office:value-type="float" office:value="8.20928">
            <text:p>8.20928</text:p>
          </table:table-cell>
          <table:table-cell table:formula="of:=[.D49]/[.$D$37]" office:value-type="float" office:value="6.31483076923077">
            <text:p>6.3148307692</text:p>
          </table:table-cell>
          <table:table-cell table:formula="of:=[.D49]/[.$D$38]" office:value-type="float" office:value="3.283712">
            <text:p>3.283712</text:p>
          </table:table-cell>
          <table:table-cell table:formula="of:=[.D49]/[.$F$10]" office:value-type="float" office:value="25.5494071146245">
            <text:p>25.5494071146</text:p>
          </table:table-cell>
          <table:table-cell table:formula="of:=[.D49]/[.$D$31]" office:value-type="float" office:value="155047122594292">
            <text:p>155047122594292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9">
            <text:p>9</text:p>
          </table:table-cell>
          <table:table-cell table:style-name="ce3" table:formula="of:=[.B50]&amp;&quot;c&quot;" office:value-type="string" office:string-value="9c">
            <text:p>9c</text:p>
          </table:table-cell>
          <table:table-cell table:style-name="ce3" table:formula="of:=[.$F$8]*[.B50]" office:value-type="float" office:value="58.0279809024446">
            <text:p>58.0279809024</text:p>
          </table:table-cell>
          <table:table-cell table:style-name="ce3" table:formula="of:=[.D50]/pi" office:value-type="float" office:value="18.47088">
            <text:p>18.47088</text:p>
          </table:table-cell>
          <table:table-cell table:style-name="ce3" table:formula="of:=[.E50]/25.4" office:value-type="float" office:value="0.7272">
            <text:p>0.7272</text:p>
          </table:table-cell>
          <table:table-cell table:formula="of:=[.D50]/[.$F$12]" office:value-type="float" office:value="3.35855950651892">
            <text:p>3.3585595065</text:p>
          </table:table-cell>
          <table:table-cell table:formula="of:=[.D50]/[.$D$27]" office:value-type="float" office:value="892.738167729918">
            <text:p>892.7381677299</text:p>
          </table:table-cell>
          <table:table-cell table:formula="of:=[.D50]/[.$D$28]" office:value-type="float" office:value="348.516401816484">
            <text:p>348.5164018165</text:p>
          </table:table-cell>
          <table:table-cell table:formula="of:=[.D50]/[.$D$29]" office:value-type="float" office:value="580.279809024446">
            <text:p>580.2798090244</text:p>
          </table:table-cell>
          <table:table-cell table:formula="of:=[.D50]/[.$D$30]" office:value-type="float" office:value="4144.85577874605">
            <text:p>4144.8557787461</text:p>
          </table:table-cell>
          <table:table-cell table:formula="of:=[.D50]/[.$D$34]" office:value-type="float" office:value="36.94176">
            <text:p>36.94176</text:p>
          </table:table-cell>
          <table:table-cell table:formula="of:=[.D50]/[.$D$35]" office:value-type="float" office:value="18.47088">
            <text:p>18.47088</text:p>
          </table:table-cell>
          <table:table-cell table:formula="of:=[.D50]/[.$D$36]" office:value-type="float" office:value="9.23544">
            <text:p>9.23544</text:p>
          </table:table-cell>
          <table:table-cell table:formula="of:=[.D50]/[.$D$37]" office:value-type="float" office:value="7.10418461538462">
            <text:p>7.1041846154</text:p>
          </table:table-cell>
          <table:table-cell table:formula="of:=[.D50]/[.$D$38]" office:value-type="float" office:value="3.694176">
            <text:p>3.694176</text:p>
          </table:table-cell>
          <table:table-cell table:formula="of:=[.D50]/[.$F$10]" office:value-type="float" office:value="28.7430830039526">
            <text:p>28.743083004</text:p>
          </table:table-cell>
          <table:table-cell table:formula="of:=[.D50]/[.$D$31]" office:value-type="float" office:value="174428012918579">
            <text:p>174428012918579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10">
            <text:p>10</text:p>
          </table:table-cell>
          <table:table-cell table:style-name="ce3" table:formula="of:=[.B51]&amp;&quot;c&quot;" office:value-type="string" office:string-value="10c">
            <text:p>10c</text:p>
          </table:table-cell>
          <table:table-cell table:style-name="ce3" table:formula="of:=[.$F$8]*[.B51]" office:value-type="float" office:value="64.4755343360496">
            <text:p>64.475534336</text:p>
          </table:table-cell>
          <table:table-cell table:style-name="ce3" table:formula="of:=[.D51]/pi" office:value-type="float" office:value="20.5232">
            <text:p>20.5232</text:p>
          </table:table-cell>
          <table:table-cell table:style-name="ce3" table:formula="of:=[.E51]/25.4" office:value-type="float" office:value="0.808">
            <text:p>0.808</text:p>
          </table:table-cell>
          <table:table-cell table:formula="of:=[.D51]/[.$F$12]" office:value-type="float" office:value="3.73173278502102">
            <text:p>3.731732785</text:p>
          </table:table-cell>
          <table:table-cell table:formula="of:=[.D51]/[.$D$27]" office:value-type="float" office:value="991.931297477686">
            <text:p>991.9312974777</text:p>
          </table:table-cell>
          <table:table-cell table:style-name="ce12" table:formula="of:=[.D51]/[.$D$28]" office:value-type="float" office:value="387.24044646276">
            <text:p>387.2404464628</text:p>
          </table:table-cell>
          <table:table-cell table:formula="of:=[.D51]/[.$D$29]" office:value-type="float" office:value="644.755343360496">
            <text:p>644.7553433605</text:p>
          </table:table-cell>
          <table:table-cell table:formula="of:=[.D51]/[.$D$30]" office:value-type="float" office:value="4605.39530971783">
            <text:p>4605.3953097178</text:p>
          </table:table-cell>
          <table:table-cell table:style-name="ce12" table:formula="of:=[.D51]/[.$D$34]" office:value-type="float" office:value="41.0464">
            <text:p>41.0464</text:p>
          </table:table-cell>
          <table:table-cell table:style-name="ce12" table:formula="of:=[.D51]/[.$D$35]" office:value-type="float" office:value="20.5232">
            <text:p>20.5232</text:p>
          </table:table-cell>
          <table:table-cell table:style-name="ce12" table:formula="of:=[.D51]/[.$D$36]" office:value-type="float" office:value="10.2616">
            <text:p>10.2616</text:p>
          </table:table-cell>
          <table:table-cell table:formula="of:=[.D51]/[.$D$37]" office:value-type="float" office:value="7.89353846153846">
            <text:p>7.8935384615</text:p>
          </table:table-cell>
          <table:table-cell table:formula="of:=[.D51]/[.$D$38]" office:value-type="float" office:value="4.10464">
            <text:p>4.10464</text:p>
          </table:table-cell>
          <table:table-cell table:formula="of:=[.D51]/[.$F$10]" office:value-type="float" office:value="31.9367588932806">
            <text:p>31.9367588933</text:p>
          </table:table-cell>
          <table:table-cell table:formula="of:=[.D51]/[.$D$31]" office:value-type="float" office:value="193808903242866">
            <text:p>193808903242866</text:p>
          </table:table-cell>
          <table:table-cell table:number-columns-repeated="1006"/>
        </table:table-row>
        <table:table-row table:style-name="ro2">
          <table:table-cell office:value-type="string">
            <text:p>*</text:p>
          </table:table-cell>
          <table:table-cell table:style-name="ce3" office:value-type="float" office:value="11">
            <text:p>11</text:p>
          </table:table-cell>
          <table:table-cell table:style-name="ce3" table:formula="of:=[.B52]&amp;&quot;c&quot;" office:value-type="string" office:string-value="11c">
            <text:p>11c</text:p>
          </table:table-cell>
          <table:table-cell table:style-name="ce3" table:formula="of:=[.$F$8]*[.B52]" office:value-type="float" office:value="70.9230877696546">
            <text:p>70.9230877697</text:p>
          </table:table-cell>
          <table:table-cell table:style-name="ce3" table:formula="of:=[.D52]/pi" office:value-type="float" office:value="22.57552">
            <text:p>22.57552</text:p>
          </table:table-cell>
          <table:table-cell table:style-name="ce3" table:formula="of:=[.E52]/25.4" office:value-type="float" office:value="0.8888">
            <text:p>0.8888</text:p>
          </table:table-cell>
          <table:table-cell table:formula="of:=[.D52]/[.$F$12]" office:value-type="float" office:value="4.10490606352313">
            <text:p>4.1049060635</text:p>
          </table:table-cell>
          <table:table-cell table:formula="of:=[.D52]/[.$D$27]" office:value-type="float" office:value="1091.12442722545">
            <text:p>1091.1244272255</text:p>
          </table:table-cell>
          <table:table-cell table:formula="of:=[.D52]/[.$D$28]" office:value-type="float" office:value="425.964491109037">
            <text:p>425.964491109</text:p>
          </table:table-cell>
          <table:table-cell table:formula="of:=[.D52]/[.$D$29]" office:value-type="float" office:value="709.230877696546">
            <text:p>709.2308776965</text:p>
          </table:table-cell>
          <table:table-cell table:formula="of:=[.D52]/[.$D$30]" office:value-type="float" office:value="5065.93484068961">
            <text:p>5065.9348406896</text:p>
          </table:table-cell>
          <table:table-cell table:formula="of:=[.D52]/[.$D$34]" office:value-type="float" office:value="45.15104">
            <text:p>45.15104</text:p>
          </table:table-cell>
          <table:table-cell table:formula="of:=[.D52]/[.$D$35]" office:value-type="float" office:value="22.57552">
            <text:p>22.57552</text:p>
          </table:table-cell>
          <table:table-cell table:formula="of:=[.D52]/[.$D$36]" office:value-type="float" office:value="11.28776">
            <text:p>11.28776</text:p>
          </table:table-cell>
          <table:table-cell table:formula="of:=[.D52]/[.$D$37]" office:value-type="float" office:value="8.68289230769231">
            <text:p>8.6828923077</text:p>
          </table:table-cell>
          <table:table-cell table:formula="of:=[.D52]/[.$D$38]" office:value-type="float" office:value="4.515104">
            <text:p>4.515104</text:p>
          </table:table-cell>
          <table:table-cell table:formula="of:=[.D52]/[.$F$10]" office:value-type="float" office:value="35.1304347826087">
            <text:p>35.1304347826</text:p>
          </table:table-cell>
          <table:table-cell table:formula="of:=[.D52]/[.$D$31]" office:value-type="float" office:value="213189793567152">
            <text:p>213189793567152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12">
            <text:p>12</text:p>
          </table:table-cell>
          <table:table-cell table:style-name="ce3" table:formula="of:=[.B53]&amp;&quot;c&quot;" office:value-type="string" office:string-value="12c">
            <text:p>12c</text:p>
          </table:table-cell>
          <table:table-cell table:style-name="ce3" table:formula="of:=[.$F$8]*[.B53]" office:value-type="float" office:value="77.3706412032595">
            <text:p>77.3706412033</text:p>
          </table:table-cell>
          <table:table-cell table:style-name="ce3" table:formula="of:=[.D53]/pi" office:value-type="float" office:value="24.62784">
            <text:p>24.62784</text:p>
          </table:table-cell>
          <table:table-cell table:style-name="ce3" table:formula="of:=[.E53]/25.4" office:value-type="float" office:value="0.9696">
            <text:p>0.9696</text:p>
          </table:table-cell>
          <table:table-cell table:formula="of:=[.D53]/[.$F$12]" office:value-type="float" office:value="4.47807934202523">
            <text:p>4.478079342</text:p>
          </table:table-cell>
          <table:table-cell table:formula="of:=[.D53]/[.$D$27]" office:value-type="float" office:value="1190.31755697322">
            <text:p>1190.3175569732</text:p>
          </table:table-cell>
          <table:table-cell table:formula="of:=[.D53]/[.$D$28]" office:value-type="float" office:value="464.688535755313">
            <text:p>464.6885357553</text:p>
          </table:table-cell>
          <table:table-cell table:formula="of:=[.D53]/[.$D$29]" office:value-type="float" office:value="773.706412032595">
            <text:p>773.7064120326</text:p>
          </table:table-cell>
          <table:table-cell table:formula="of:=[.D53]/[.$D$30]" office:value-type="float" office:value="5526.4743716614">
            <text:p>5526.4743716614</text:p>
          </table:table-cell>
          <table:table-cell table:formula="of:=[.D53]/[.$D$34]" office:value-type="float" office:value="49.25568">
            <text:p>49.25568</text:p>
          </table:table-cell>
          <table:table-cell table:formula="of:=[.D53]/[.$D$35]" office:value-type="float" office:value="24.62784">
            <text:p>24.62784</text:p>
          </table:table-cell>
          <table:table-cell table:formula="of:=[.D53]/[.$D$36]" office:value-type="float" office:value="12.31392">
            <text:p>12.31392</text:p>
          </table:table-cell>
          <table:table-cell table:formula="of:=[.D53]/[.$D$37]" office:value-type="float" office:value="9.47224615384616">
            <text:p>9.4722461538</text:p>
          </table:table-cell>
          <table:table-cell table:formula="of:=[.D53]/[.$D$38]" office:value-type="float" office:value="4.925568">
            <text:p>4.925568</text:p>
          </table:table-cell>
          <table:table-cell table:formula="of:=[.D53]/[.$F$10]" office:value-type="float" office:value="38.3241106719368">
            <text:p>38.3241106719</text:p>
          </table:table-cell>
          <table:table-cell table:formula="of:=[.D53]/[.$D$31]" office:value-type="float" office:value="232570683891439">
            <text:p>232570683891439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13">
            <text:p>13</text:p>
          </table:table-cell>
          <table:table-cell table:style-name="ce3" table:formula="of:=[.B54]&amp;&quot;c&quot;" office:value-type="string" office:string-value="13c">
            <text:p>13c</text:p>
          </table:table-cell>
          <table:table-cell table:style-name="ce3" table:formula="of:=[.$F$8]*[.B54]" office:value-type="float" office:value="83.8181946368645">
            <text:p>83.8181946369</text:p>
          </table:table-cell>
          <table:table-cell table:style-name="ce3" table:formula="of:=[.D54]/pi" office:value-type="float" office:value="26.68016">
            <text:p>26.68016</text:p>
          </table:table-cell>
          <table:table-cell table:style-name="ce3" table:formula="of:=[.E54]/25.4" office:value-type="float" office:value="1.0504">
            <text:p>1.0504</text:p>
          </table:table-cell>
          <table:table-cell table:formula="of:=[.D54]/[.$F$12]" office:value-type="float" office:value="4.85125262052733">
            <text:p>4.8512526205</text:p>
          </table:table-cell>
          <table:table-cell table:formula="of:=[.D54]/[.$D$27]" office:value-type="float" office:value="1289.51068672099">
            <text:p>1289.510686721</text:p>
          </table:table-cell>
          <table:table-cell table:formula="of:=[.D54]/[.$D$28]" office:value-type="float" office:value="503.412580401589">
            <text:p>503.4125804016</text:p>
          </table:table-cell>
          <table:table-cell table:formula="of:=[.D54]/[.$D$29]" office:value-type="float" office:value="838.181946368645">
            <text:p>838.1819463686</text:p>
          </table:table-cell>
          <table:table-cell table:formula="of:=[.D54]/[.$D$30]" office:value-type="float" office:value="5987.01390263318">
            <text:p>5987.0139026332</text:p>
          </table:table-cell>
          <table:table-cell table:formula="of:=[.D54]/[.$D$34]" office:value-type="float" office:value="53.36032">
            <text:p>53.36032</text:p>
          </table:table-cell>
          <table:table-cell table:formula="of:=[.D54]/[.$D$35]" office:value-type="float" office:value="26.68016">
            <text:p>26.68016</text:p>
          </table:table-cell>
          <table:table-cell table:formula="of:=[.D54]/[.$D$36]" office:value-type="float" office:value="13.34008">
            <text:p>13.34008</text:p>
          </table:table-cell>
          <table:table-cell table:formula="of:=[.D54]/[.$D$37]" office:value-type="float" office:value="10.2616">
            <text:p>10.2616</text:p>
          </table:table-cell>
          <table:table-cell table:formula="of:=[.D54]/[.$D$38]" office:value-type="float" office:value="5.336032">
            <text:p>5.336032</text:p>
          </table:table-cell>
          <table:table-cell table:formula="of:=[.D54]/[.$F$10]" office:value-type="float" office:value="41.5177865612648">
            <text:p>41.5177865613</text:p>
          </table:table-cell>
          <table:table-cell table:formula="of:=[.D54]/[.$D$31]" office:value-type="float" office:value="251951574215725">
            <text:p>251951574215725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20">
            <text:p>20</text:p>
          </table:table-cell>
          <table:table-cell table:style-name="ce3" table:formula="of:=[.B55]&amp;&quot;c&quot;" office:value-type="string" office:string-value="20c">
            <text:p>20c</text:p>
          </table:table-cell>
          <table:table-cell table:style-name="ce3" table:formula="of:=[.$F$8]*[.B55]" office:value-type="float" office:value="128.951068672099">
            <text:p>128.9510686721</text:p>
          </table:table-cell>
          <table:table-cell table:style-name="ce3" table:formula="of:=[.D55]/pi" office:value-type="float" office:value="41.0464">
            <text:p>41.0464</text:p>
          </table:table-cell>
          <table:table-cell table:style-name="ce3" table:formula="of:=[.E55]/25.4" office:value-type="float" office:value="1.616">
            <text:p>1.616</text:p>
          </table:table-cell>
          <table:table-cell table:formula="of:=[.D55]/[.$F$12]" office:value-type="float" office:value="7.46346557004205">
            <text:p>7.46346557</text:p>
          </table:table-cell>
          <table:table-cell table:formula="of:=[.D55]/[.$D$27]" office:value-type="float" office:value="1983.86259495537">
            <text:p>1983.8625949554</text:p>
          </table:table-cell>
          <table:table-cell table:style-name="ce12" table:formula="of:=[.D55]/[.$D$28]" office:value-type="float" office:value="774.480892925521">
            <text:p>774.4808929255</text:p>
          </table:table-cell>
          <table:table-cell table:formula="of:=[.D55]/[.$D$29]" office:value-type="float" office:value="1289.51068672099">
            <text:p>1289.510686721</text:p>
          </table:table-cell>
          <table:table-cell table:formula="of:=[.D55]/[.$D$30]" office:value-type="float" office:value="9210.79061943566">
            <text:p>9210.7906194357</text:p>
          </table:table-cell>
          <table:table-cell table:style-name="ce12" table:formula="of:=[.D55]/[.$D$34]" office:value-type="float" office:value="82.0928">
            <text:p>82.0928</text:p>
          </table:table-cell>
          <table:table-cell table:style-name="ce12" table:formula="of:=[.D55]/[.$D$35]" office:value-type="float" office:value="41.0464">
            <text:p>41.0464</text:p>
          </table:table-cell>
          <table:table-cell table:style-name="ce12" table:formula="of:=[.D55]/[.$D$36]" office:value-type="float" office:value="20.5232">
            <text:p>20.5232</text:p>
          </table:table-cell>
          <table:table-cell table:formula="of:=[.D55]/[.$D$37]" office:value-type="float" office:value="15.7870769230769">
            <text:p>15.7870769231</text:p>
          </table:table-cell>
          <table:table-cell table:formula="of:=[.D55]/[.$D$38]" office:value-type="float" office:value="8.20928">
            <text:p>8.20928</text:p>
          </table:table-cell>
          <table:table-cell table:formula="of:=[.D55]/[.$F$10]" office:value-type="float" office:value="63.8735177865613">
            <text:p>63.8735177866</text:p>
          </table:table-cell>
          <table:table-cell table:formula="of:=[.D55]/[.$D$31]" office:value-type="float" office:value="387617806485731">
            <text:p>387617806485731</text:p>
          </table:table-cell>
          <table:table-cell table:number-columns-repeated="1006"/>
        </table:table-row>
        <table:table-row table:style-name="ro2">
          <table:table-cell/>
          <table:table-cell table:style-name="ce3" table:formula="of:=[.B54]+12" office:value-type="float" office:value="25">
            <text:p>25</text:p>
          </table:table-cell>
          <table:table-cell table:style-name="ce3" table:formula="of:=[.B56]&amp;&quot;c&quot;" office:value-type="string" office:string-value="25c">
            <text:p>25c</text:p>
          </table:table-cell>
          <table:table-cell table:style-name="ce3" table:formula="of:=[.$F$8]*[.B56]" office:value-type="float" office:value="161.188835840124">
            <text:p>161.1888358401</text:p>
          </table:table-cell>
          <table:table-cell table:style-name="ce3" table:formula="of:=[.D56]/pi" office:value-type="float" office:value="51.308">
            <text:p>51.308</text:p>
          </table:table-cell>
          <table:table-cell table:style-name="ce3" table:formula="of:=[.E56]/25.4" office:value-type="float" office:value="2.02">
            <text:p>2.02</text:p>
          </table:table-cell>
          <table:table-cell table:formula="of:=[.D56]/[.$F$12]" office:value-type="float" office:value="9.32933196255256">
            <text:p>9.3293319626</text:p>
          </table:table-cell>
          <table:table-cell table:formula="of:=[.D56]/[.$D$27]" office:value-type="float" office:value="2479.82824369422">
            <text:p>2479.8282436942</text:p>
          </table:table-cell>
          <table:table-cell table:formula="of:=[.D56]/[.$D$28]" office:value-type="float" office:value="968.101116156901">
            <text:p>968.1011161569</text:p>
          </table:table-cell>
          <table:table-cell table:formula="of:=[.D56]/[.$D$29]" office:value-type="float" office:value="1611.88835840124">
            <text:p>1611.8883584012</text:p>
          </table:table-cell>
          <table:table-cell table:formula="of:=[.D56]/[.$D$30]" office:value-type="float" office:value="11513.4882742946">
            <text:p>11513.4882742946</text:p>
          </table:table-cell>
          <table:table-cell table:formula="of:=[.D56]/[.$D$34]" office:value-type="float" office:value="102.616">
            <text:p>102.616</text:p>
          </table:table-cell>
          <table:table-cell table:formula="of:=[.D56]/[.$D$35]" office:value-type="float" office:value="51.308">
            <text:p>51.308</text:p>
          </table:table-cell>
          <table:table-cell table:formula="of:=[.D56]/[.$D$36]" office:value-type="float" office:value="25.654">
            <text:p>25.654</text:p>
          </table:table-cell>
          <table:table-cell table:formula="of:=[.D56]/[.$D$37]" office:value-type="float" office:value="19.7338461538462">
            <text:p>19.7338461538</text:p>
          </table:table-cell>
          <table:table-cell table:formula="of:=[.D56]/[.$D$38]" office:value-type="float" office:value="10.2616">
            <text:p>10.2616</text:p>
          </table:table-cell>
          <table:table-cell table:formula="of:=[.D56]/[.$F$10]" office:value-type="float" office:value="79.8418972332016">
            <text:p>79.8418972332</text:p>
          </table:table-cell>
          <table:table-cell table:formula="of:=[.D56]/[.$D$31]" office:value-type="float" office:value="484522258107164">
            <text:p>484522258107164</text:p>
          </table:table-cell>
          <table:table-cell table:number-columns-repeated="1006"/>
        </table:table-row>
        <table:table-row table:style-name="ro2">
          <table:table-cell/>
          <table:table-cell table:style-name="ce3" table:formula="of:=[.B55]+12" office:value-type="float" office:value="32">
            <text:p>32</text:p>
          </table:table-cell>
          <table:table-cell table:style-name="ce3" table:formula="of:=[.B57]&amp;&quot;c&quot;" office:value-type="string" office:string-value="32c">
            <text:p>32c</text:p>
          </table:table-cell>
          <table:table-cell table:style-name="ce3" table:formula="of:=[.$F$8]*[.B57]" office:value-type="float" office:value="206.321709875359">
            <text:p>206.3217098754</text:p>
          </table:table-cell>
          <table:table-cell table:style-name="ce3" table:formula="of:=[.D57]/pi" office:value-type="float" office:value="65.67424">
            <text:p>65.67424</text:p>
          </table:table-cell>
          <table:table-cell table:style-name="ce3" table:formula="of:=[.E57]/25.4" office:value-type="float" office:value="2.5856">
            <text:p>2.5856</text:p>
          </table:table-cell>
          <table:table-cell table:formula="of:=[.D57]/[.$F$12]" office:value-type="float" office:value="11.9415449120673">
            <text:p>11.9415449121</text:p>
          </table:table-cell>
          <table:table-cell table:formula="of:=[.D57]/[.$D$27]" office:value-type="float" office:value="3174.1801519286">
            <text:p>3174.1801519286</text:p>
          </table:table-cell>
          <table:table-cell table:formula="of:=[.D57]/[.$D$28]" office:value-type="float" office:value="1239.16942868083">
            <text:p>1239.1694286808</text:p>
          </table:table-cell>
          <table:table-cell table:formula="of:=[.D57]/[.$D$29]" office:value-type="float" office:value="2063.21709875359">
            <text:p>2063.2170987536</text:p>
          </table:table-cell>
          <table:table-cell table:formula="of:=[.D57]/[.$D$30]" office:value-type="float" office:value="14737.2649910971">
            <text:p>14737.2649910971</text:p>
          </table:table-cell>
          <table:table-cell table:formula="of:=[.D57]/[.$D$34]" office:value-type="float" office:value="131.34848">
            <text:p>131.34848</text:p>
          </table:table-cell>
          <table:table-cell table:formula="of:=[.D57]/[.$D$35]" office:value-type="float" office:value="65.67424">
            <text:p>65.67424</text:p>
          </table:table-cell>
          <table:table-cell table:formula="of:=[.D57]/[.$D$36]" office:value-type="float" office:value="32.83712">
            <text:p>32.83712</text:p>
          </table:table-cell>
          <table:table-cell table:formula="of:=[.D57]/[.$D$37]" office:value-type="float" office:value="25.2593230769231">
            <text:p>25.2593230769</text:p>
          </table:table-cell>
          <table:table-cell table:formula="of:=[.D57]/[.$D$38]" office:value-type="float" office:value="13.134848">
            <text:p>13.134848</text:p>
          </table:table-cell>
          <table:table-cell table:formula="of:=[.D57]/[.$F$10]" office:value-type="float" office:value="102.197628458498">
            <text:p>102.1976284585</text:p>
          </table:table-cell>
          <table:table-cell table:formula="of:=[.D57]/[.$D$31]" office:value-type="float" office:value="620188490377170">
            <text:p>62018849037717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40">
            <text:p>40</text:p>
          </table:table-cell>
          <table:table-cell table:style-name="ce3" table:formula="of:=[.B58]&amp;&quot;c&quot;" office:value-type="string" office:string-value="40c">
            <text:p>40c</text:p>
          </table:table-cell>
          <table:table-cell table:style-name="ce3" table:formula="of:=[.$F$8]*[.B58]" office:value-type="float" office:value="257.902137344198">
            <text:p>257.9021373442</text:p>
          </table:table-cell>
          <table:table-cell table:style-name="ce3" table:formula="of:=[.D58]/pi" office:value-type="float" office:value="82.0928">
            <text:p>82.0928</text:p>
          </table:table-cell>
          <table:table-cell table:style-name="ce3" table:formula="of:=[.E58]/25.4" office:value-type="float" office:value="3.232">
            <text:p>3.232</text:p>
          </table:table-cell>
          <table:table-cell table:formula="of:=[.D58]/[.$F$12]" office:value-type="float" office:value="14.9269311400841">
            <text:p>14.9269311401</text:p>
          </table:table-cell>
          <table:table-cell table:formula="of:=[.D58]/[.$D$27]" office:value-type="float" office:value="3967.72518991074">
            <text:p>3967.7251899108</text:p>
          </table:table-cell>
          <table:table-cell table:style-name="ce12" table:formula="of:=[.D58]/[.$D$28]" office:value-type="float" office:value="1548.96178585104">
            <text:p>1548.9617858511</text:p>
          </table:table-cell>
          <table:table-cell table:formula="of:=[.D58]/[.$D$29]" office:value-type="float" office:value="2579.02137344198">
            <text:p>2579.021373442</text:p>
          </table:table-cell>
          <table:table-cell table:formula="of:=[.D58]/[.$D$30]" office:value-type="float" office:value="18421.5812388713">
            <text:p>18421.5812388713</text:p>
          </table:table-cell>
          <table:table-cell table:style-name="ce12" table:formula="of:=[.D58]/[.$D$34]" office:value-type="float" office:value="164.1856">
            <text:p>164.1856</text:p>
          </table:table-cell>
          <table:table-cell table:style-name="ce12" table:formula="of:=[.D58]/[.$D$35]" office:value-type="float" office:value="82.0928">
            <text:p>82.0928</text:p>
          </table:table-cell>
          <table:table-cell table:style-name="ce12" table:formula="of:=[.D58]/[.$D$36]" office:value-type="float" office:value="41.0464">
            <text:p>41.0464</text:p>
          </table:table-cell>
          <table:table-cell table:formula="of:=[.D58]/[.$D$37]" office:value-type="float" office:value="31.5741538461538">
            <text:p>31.5741538462</text:p>
          </table:table-cell>
          <table:table-cell table:formula="of:=[.D58]/[.$D$38]" office:value-type="float" office:value="16.41856">
            <text:p>16.41856</text:p>
          </table:table-cell>
          <table:table-cell table:formula="of:=[.D58]/[.$F$10]" office:value-type="float" office:value="127.747035573123">
            <text:p>127.7470355731</text:p>
          </table:table-cell>
          <table:table-cell table:formula="of:=[.D58]/[.$D$31]" office:value-type="float" office:value="775235612971462">
            <text:p>775235612971462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47">
            <text:p>47</text:p>
          </table:table-cell>
          <table:table-cell table:style-name="ce3" table:formula="of:=[.B59]&amp;&quot;c&quot;" office:value-type="string" office:string-value="47c">
            <text:p>47c</text:p>
          </table:table-cell>
          <table:table-cell table:style-name="ce3" table:formula="of:=[.$F$8]*[.B59]" office:value-type="float" office:value="303.035011379433">
            <text:p>303.0350113794</text:p>
          </table:table-cell>
          <table:table-cell table:style-name="ce3" table:formula="of:=[.D59]/pi" office:value-type="float" office:value="96.45904">
            <text:p>96.45904</text:p>
          </table:table-cell>
          <table:table-cell table:style-name="ce3" table:formula="of:=[.E59]/25.4" office:value-type="float" office:value="3.7976">
            <text:p>3.7976</text:p>
          </table:table-cell>
          <table:table-cell table:formula="of:=[.D59]/[.$F$12]" office:value-type="float" office:value="17.5391440895988">
            <text:p>17.5391440896</text:p>
          </table:table-cell>
          <table:table-cell table:formula="of:=[.D59]/[.$D$27]" office:value-type="float" office:value="4662.07709814513">
            <text:p>4662.0770981451</text:p>
          </table:table-cell>
          <table:table-cell table:formula="of:=[.D59]/[.$D$28]" office:value-type="float" office:value="1820.03009837497">
            <text:p>1820.030098375</text:p>
          </table:table-cell>
          <table:table-cell table:formula="of:=[.D59]/[.$D$29]" office:value-type="float" office:value="3030.35011379433">
            <text:p>3030.3501137943</text:p>
          </table:table-cell>
          <table:table-cell table:formula="of:=[.D59]/[.$D$30]" office:value-type="float" office:value="21645.3579556738">
            <text:p>21645.3579556738</text:p>
          </table:table-cell>
          <table:table-cell table:formula="of:=[.D59]/[.$D$34]" office:value-type="float" office:value="192.91808">
            <text:p>192.91808</text:p>
          </table:table-cell>
          <table:table-cell table:style-name="ce12" table:formula="of:=[.D59]/[.$D$35]" office:value-type="float" office:value="96.45904">
            <text:p>96.45904</text:p>
          </table:table-cell>
          <table:table-cell table:formula="of:=[.D59]/[.$D$36]" office:value-type="float" office:value="48.22952">
            <text:p>48.22952</text:p>
          </table:table-cell>
          <table:table-cell table:formula="of:=[.D59]/[.$D$37]" office:value-type="float" office:value="37.0996307692308">
            <text:p>37.0996307692</text:p>
          </table:table-cell>
          <table:table-cell table:formula="of:=[.D59]/[.$D$38]" office:value-type="float" office:value="19.291808">
            <text:p>19.291808</text:p>
          </table:table-cell>
          <table:table-cell table:formula="of:=[.D59]/[.$F$10]" office:value-type="float" office:value="150.102766798419">
            <text:p>150.1027667984</text:p>
          </table:table-cell>
          <table:table-cell table:formula="of:=[.D59]/[.$D$31]" office:value-type="float" office:value="910901845241468">
            <text:p>910901845241468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54">
            <text:p>54</text:p>
          </table:table-cell>
          <table:table-cell table:style-name="ce3" table:formula="of:=[.B60]&amp;&quot;c&quot;" office:value-type="string" office:string-value="54c">
            <text:p>54c</text:p>
          </table:table-cell>
          <table:table-cell table:style-name="ce3" table:formula="of:=[.$F$8]*[.B60]" office:value-type="float" office:value="348.167885414668">
            <text:p>348.1678854147</text:p>
          </table:table-cell>
          <table:table-cell table:style-name="ce3" table:formula="of:=[.D60]/pi" office:value-type="float" office:value="110.82528">
            <text:p>110.82528</text:p>
          </table:table-cell>
          <table:table-cell table:style-name="ce3" table:formula="of:=[.E60]/25.4" office:value-type="float" office:value="4.3632">
            <text:p>4.3632</text:p>
          </table:table-cell>
          <table:table-cell table:formula="of:=[.D60]/[.$F$12]" office:value-type="float" office:value="20.1513570391135">
            <text:p>20.1513570391</text:p>
          </table:table-cell>
          <table:table-cell table:formula="of:=[.D60]/[.$D$27]" office:value-type="float" office:value="5356.42900637951">
            <text:p>5356.4290063795</text:p>
          </table:table-cell>
          <table:table-cell table:formula="of:=[.D60]/[.$D$28]" office:value-type="float" office:value="2091.09841089891">
            <text:p>2091.0984108989</text:p>
          </table:table-cell>
          <table:table-cell table:formula="of:=[.D60]/[.$D$29]" office:value-type="float" office:value="3481.67885414668">
            <text:p>3481.6788541467</text:p>
          </table:table-cell>
          <table:table-cell table:style-name="ce12" table:formula="of:=[.D60]/[.$D$30]" office:value-type="float" office:value="24869.1346724763">
            <text:p>24869.1346724763</text:p>
          </table:table-cell>
          <table:table-cell table:formula="of:=[.D60]/[.$D$34]" office:value-type="float" office:value="221.65056">
            <text:p>221.65056</text:p>
          </table:table-cell>
          <table:table-cell table:formula="of:=[.D60]/[.$D$35]" office:value-type="float" office:value="110.82528">
            <text:p>110.82528</text:p>
          </table:table-cell>
          <table:table-cell table:formula="of:=[.D60]/[.$D$36]" office:value-type="float" office:value="55.41264">
            <text:p>55.41264</text:p>
          </table:table-cell>
          <table:table-cell table:formula="of:=[.D60]/[.$D$37]" office:value-type="float" office:value="42.6251076923077">
            <text:p>42.6251076923</text:p>
          </table:table-cell>
          <table:table-cell table:formula="of:=[.D60]/[.$D$38]" office:value-type="float" office:value="22.165056">
            <text:p>22.165056</text:p>
          </table:table-cell>
          <table:table-cell table:formula="of:=[.D60]/[.$F$10]" office:value-type="float" office:value="172.458498023715">
            <text:p>172.4584980237</text:p>
          </table:table-cell>
          <table:table-cell table:formula="of:=[.D60]/[.$D$31]" office:value-type="float" office:value="1.04656807751147E+015">
            <text:p>104656807751147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58">
            <text:p>58</text:p>
          </table:table-cell>
          <table:table-cell table:style-name="ce3" table:formula="of:=[.B61]&amp;&quot;c&quot;" office:value-type="string" office:string-value="58c">
            <text:p>58c</text:p>
          </table:table-cell>
          <table:table-cell table:style-name="ce7" table:formula="of:=[.$F$8]*[.B61]" office:value-type="float" office:value="373.958099149088">
            <text:p>373.9580991491</text:p>
          </table:table-cell>
          <table:table-cell table:style-name="ce3" table:formula="of:=[.D61]/pi" office:value-type="float" office:value="119.03456">
            <text:p>119.03456</text:p>
          </table:table-cell>
          <table:table-cell table:style-name="ce3" table:formula="of:=[.E61]/25.4" office:value-type="float" office:value="4.6864">
            <text:p>4.6864</text:p>
          </table:table-cell>
          <table:table-cell table:formula="of:=[.D61]/[.$F$12]" office:value-type="float" office:value="21.6440501531219">
            <text:p>21.6440501531</text:p>
          </table:table-cell>
          <table:table-cell table:formula="of:=[.D61]/[.$D$27]" office:value-type="float" office:value="5753.20152537058">
            <text:p>5753.2015253706</text:p>
          </table:table-cell>
          <table:table-cell table:formula="of:=[.D61]/[.$D$28]" office:value-type="float" office:value="2245.99458948401">
            <text:p>2245.994589484</text:p>
          </table:table-cell>
          <table:table-cell table:formula="of:=[.D61]/[.$D$29]" office:value-type="float" office:value="3739.58099149088">
            <text:p>3739.5809914909</text:p>
          </table:table-cell>
          <table:table-cell table:formula="of:=[.D61]/[.$D$30]" office:value-type="float" office:value="26711.2927963634">
            <text:p>26711.2927963634</text:p>
          </table:table-cell>
          <table:table-cell table:formula="of:=[.D61]/[.$D$34]" office:value-type="float" office:value="238.06912">
            <text:p>238.06912</text:p>
          </table:table-cell>
          <table:table-cell table:formula="of:=[.D61]/[.$D$35]" office:value-type="float" office:value="119.03456">
            <text:p>119.03456</text:p>
          </table:table-cell>
          <table:table-cell table:formula="of:=[.D61]/[.$D$36]" office:value-type="float" office:value="59.51728">
            <text:p>59.51728</text:p>
          </table:table-cell>
          <table:table-cell table:formula="of:=[.D61]/[.$D$37]" office:value-type="float" office:value="45.7825230769231">
            <text:p>45.7825230769</text:p>
          </table:table-cell>
          <table:table-cell table:formula="of:=[.D61]/[.$D$38]" office:value-type="float" office:value="23.806912">
            <text:p>23.806912</text:p>
          </table:table-cell>
          <table:table-cell table:formula="of:=[.D61]/[.$F$10]" office:value-type="float" office:value="185.233201581028">
            <text:p>185.233201581</text:p>
          </table:table-cell>
          <table:table-cell table:formula="of:=[.D61]/[.$D$31]" office:value-type="float" office:value="1.12409163880862E+015">
            <text:p>112409163880862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59">
            <text:p>59</text:p>
          </table:table-cell>
          <table:table-cell table:style-name="ce3" table:formula="of:=[.B62]&amp;&quot;c&quot;" office:value-type="string" office:string-value="59c">
            <text:p>59c</text:p>
          </table:table-cell>
          <table:table-cell table:style-name="ce8" table:formula="of:=[.$F$8]*[.B62]" office:value-type="float" office:value="380.405652582693">
            <text:p>380.4056525827</text:p>
          </table:table-cell>
          <table:table-cell table:style-name="ce3" table:formula="of:=[.D62]/pi" office:value-type="float" office:value="121.08688">
            <text:p>121.08688</text:p>
          </table:table-cell>
          <table:table-cell table:style-name="ce3" table:formula="of:=[.E62]/25.4" office:value-type="float" office:value="4.7672">
            <text:p>4.7672</text:p>
          </table:table-cell>
          <table:table-cell table:formula="of:=[.D62]/[.$F$12]" office:value-type="float" office:value="22.017223431624">
            <text:p>22.0172234316</text:p>
          </table:table-cell>
          <table:table-cell table:formula="of:=[.D62]/[.$D$27]" office:value-type="float" office:value="5852.39465511835">
            <text:p>5852.3946551184</text:p>
          </table:table-cell>
          <table:table-cell table:formula="of:=[.D62]/[.$D$28]" office:value-type="float" office:value="2284.71863413029">
            <text:p>2284.7186341303</text:p>
          </table:table-cell>
          <table:table-cell table:formula="of:=[.D62]/[.$D$29]" office:value-type="float" office:value="3804.05652582693">
            <text:p>3804.0565258269</text:p>
          </table:table-cell>
          <table:table-cell table:formula="of:=[.D62]/[.$D$30]" office:value-type="float" office:value="27171.8323273352">
            <text:p>27171.8323273352</text:p>
          </table:table-cell>
          <table:table-cell table:formula="of:=[.D62]/[.$D$34]" office:value-type="float" office:value="242.17376">
            <text:p>242.17376</text:p>
          </table:table-cell>
          <table:table-cell table:formula="of:=[.D62]/[.$D$35]" office:value-type="float" office:value="121.08688">
            <text:p>121.08688</text:p>
          </table:table-cell>
          <table:table-cell table:formula="of:=[.D62]/[.$D$36]" office:value-type="float" office:value="60.54344">
            <text:p>60.54344</text:p>
          </table:table-cell>
          <table:table-cell table:formula="of:=[.D62]/[.$D$37]" office:value-type="float" office:value="46.5718769230769">
            <text:p>46.5718769231</text:p>
          </table:table-cell>
          <table:table-cell table:formula="of:=[.D62]/[.$D$38]" office:value-type="float" office:value="24.217376">
            <text:p>24.217376</text:p>
          </table:table-cell>
          <table:table-cell table:formula="of:=[.D62]/[.$F$10]" office:value-type="float" office:value="188.426877470356">
            <text:p>188.4268774704</text:p>
          </table:table-cell>
          <table:table-cell table:formula="of:=[.D62]/[.$D$31]" office:value-type="float" office:value="1.14347252913291E+015">
            <text:p>114347252913291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59.9325">
            <text:p>59.9325</text:p>
          </table:table-cell>
          <table:table-cell table:style-name="ce3" table:formula="of:=[.B63]&amp;&quot;c&quot;" office:value-type="string" office:string-value="59.9325c">
            <text:p>59.9325c</text:p>
          </table:table-cell>
          <table:table-cell table:style-name="ce8" table:formula="of:=[.$F$8]*[.B63]" office:value-type="float" office:value="386.417996159529">
            <text:p>386.4179961595</text:p>
          </table:table-cell>
          <table:table-cell table:style-name="ce3" table:formula="of:=[.D63]/pi" office:value-type="float" office:value="123.0006684">
            <text:p>123.0006684</text:p>
          </table:table-cell>
          <table:table-cell table:style-name="ce3" table:formula="of:=[.E63]/25.4" office:value-type="float" office:value="4.842546">
            <text:p>4.842546</text:p>
          </table:table-cell>
          <table:table-cell table:formula="of:=[.D63]/[.$F$12]" office:value-type="float" office:value="22.3652075138272">
            <text:p>22.3652075138</text:p>
          </table:table-cell>
          <table:table-cell table:formula="of:=[.D63]/[.$D$27]" office:value-type="float" office:value="5944.89224860814">
            <text:p>5944.8922486082</text:p>
          </table:table-cell>
          <table:table-cell table:formula="of:=[.D63]/[.$D$28]" office:value-type="float" office:value="2320.82880576294">
            <text:p>2320.8288057629</text:p>
          </table:table-cell>
          <table:table-cell table:formula="of:=[.D63]/[.$D$29]" office:value-type="float" office:value="3864.17996159529">
            <text:p>3864.1799615953</text:p>
          </table:table-cell>
          <table:table-cell table:formula="of:=[.D63]/[.$D$30]" office:value-type="float" office:value="27601.2854399664">
            <text:p>27601.2854399664</text:p>
          </table:table-cell>
          <table:table-cell table:style-name="ce12" table:formula="of:=[.D63]/[.$D$34]" office:value-type="float" office:value="246.0013368">
            <text:p>246.0013368</text:p>
          </table:table-cell>
          <table:table-cell table:style-name="ce12" table:formula="of:=[.D63]/[.$D$35]" office:value-type="float" office:value="123.0006684">
            <text:p>123.0006684</text:p>
          </table:table-cell>
          <table:table-cell table:style-name="ce12" table:formula="of:=[.D63]/[.$D$36]" office:value-type="float" office:value="61.5003342">
            <text:p>61.5003342</text:p>
          </table:table-cell>
          <table:table-cell table:formula="of:=[.D63]/[.$D$37]" office:value-type="float" office:value="47.3079493846154">
            <text:p>47.3079493846</text:p>
          </table:table-cell>
          <table:table-cell table:formula="of:=[.D63]/[.$D$38]" office:value-type="float" office:value="24.60013368">
            <text:p>24.60013368</text:p>
          </table:table-cell>
          <table:table-cell table:formula="of:=[.D63]/[.$F$10]" office:value-type="float" office:value="191.404980237154">
            <text:p>191.4049802372</text:p>
          </table:table-cell>
          <table:table-cell table:formula="of:=[.D63]/[.$D$31]" office:value-type="float" office:value="1.1615452093603E+015">
            <text:p>1161545209360300</text:p>
          </table:table-cell>
          <table:table-cell table:number-columns-repeated="1006"/>
        </table:table-row>
        <table:table-row table:style-name="ro3">
          <table:table-cell table:style-name="ce2"/>
          <table:table-cell table:style-name="ce4" office:value-type="float" office:value="60">
            <text:p>60</text:p>
          </table:table-cell>
          <table:table-cell table:style-name="ce4" table:formula="of:=[.B64]&amp;&quot;c&quot;" office:value-type="string" office:string-value="60c">
            <text:p>60c</text:p>
          </table:table-cell>
          <table:table-cell table:style-name="ce9" table:formula="of:=[.$F$8]*[.B64]" office:value-type="float" office:value="386.853206016298">
            <text:p>386.8532060163</text:p>
          </table:table-cell>
          <table:table-cell table:style-name="ce4" table:formula="of:=[.D64]/pi" office:value-type="float" office:value="123.1392">
            <text:p>123.1392</text:p>
          </table:table-cell>
          <table:table-cell table:style-name="ce4" table:formula="of:=[.E64]/25.4" office:value-type="float" office:value="4.848">
            <text:p>4.848</text:p>
          </table:table-cell>
          <table:table-cell table:style-name="ce2" table:formula="of:=[.D64]/[.$F$12]" office:value-type="float" office:value="22.3903967101261">
            <text:p>22.3903967101</text:p>
          </table:table-cell>
          <table:table-cell table:style-name="ce2" table:formula="of:=[.D64]/[.$D$27]" office:value-type="float" office:value="5951.58778486612">
            <text:p>5951.5877848661</text:p>
          </table:table-cell>
          <table:table-cell table:style-name="ce2" table:formula="of:=[.D64]/[.$D$28]" office:value-type="float" office:value="2323.44267877656">
            <text:p>2323.4426787766</text:p>
          </table:table-cell>
          <table:table-cell table:style-name="ce2" table:formula="of:=[.D64]/[.$D$29]" office:value-type="float" office:value="3868.53206016298">
            <text:p>3868.532060163</text:p>
          </table:table-cell>
          <table:table-cell table:style-name="ce2" table:formula="of:=[.D64]/[.$D$30]" office:value-type="float" office:value="27632.371858307">
            <text:p>27632.371858307</text:p>
          </table:table-cell>
          <table:table-cell table:style-name="ce13" table:formula="of:=[.D64]/[.$D$34]" office:value-type="float" office:value="246.2784">
            <text:p>246.2784</text:p>
          </table:table-cell>
          <table:table-cell table:style-name="ce13" table:formula="of:=[.D64]/[.$D$35]" office:value-type="float" office:value="123.1392">
            <text:p>123.1392</text:p>
          </table:table-cell>
          <table:table-cell table:style-name="ce13" table:formula="of:=[.D64]/[.$D$36]" office:value-type="float" office:value="61.5696">
            <text:p>61.5696</text:p>
          </table:table-cell>
          <table:table-cell table:style-name="ce2" table:formula="of:=[.D64]/[.$D$37]" office:value-type="float" office:value="47.3612307692308">
            <text:p>47.3612307692</text:p>
          </table:table-cell>
          <table:table-cell table:style-name="ce2" table:formula="of:=[.D64]/[.$D$38]" office:value-type="float" office:value="24.62784">
            <text:p>24.62784</text:p>
          </table:table-cell>
          <table:table-cell table:style-name="ce13" table:formula="of:=[.D64]/[.$F$10]" office:value-type="float" office:value="191.620553359684">
            <text:p>191.6205533597</text:p>
          </table:table-cell>
          <table:table-cell table:formula="of:=[.D64]/[.$D$31]" office:value-type="float" office:value="1.16285341945719E+015">
            <text:p>1162853419457190</text:p>
          </table:table-cell>
          <table:table-cell table:style-name="ce2" office:value-type="string">
            <text:p>highest Q config?</text:p>
          </table:table-cell>
          <table:table-cell table:style-name="ce2" table:number-columns-repeated="1005"/>
        </table:table-row>
        <table:table-row table:style-name="ro2">
          <table:table-cell/>
          <table:table-cell table:style-name="ce3" office:value-type="float" office:value="60.4199">
            <text:p>60.4199</text:p>
          </table:table-cell>
          <table:table-cell table:style-name="ce3" table:formula="of:=[.B65]&amp;&quot;c&quot;" office:value-type="string" office:string-value="60.4199c">
            <text:p>60.4199c</text:p>
          </table:table-cell>
          <table:table-cell table:style-name="ce3" table:formula="of:=[.$F$8]*[.B65]" office:value-type="float" office:value="389.560533703068">
            <text:p>389.5605337031</text:p>
          </table:table-cell>
          <table:table-cell table:style-name="ce3" table:formula="of:=[.D65]/pi" office:value-type="float" office:value="124.000969168">
            <text:p>124.000969168</text:p>
          </table:table-cell>
          <table:table-cell table:style-name="ce3" table:formula="of:=[.E65]/25.4" office:value-type="float" office:value="4.88192792">
            <text:p>4.88192792</text:p>
          </table:table-cell>
          <table:table-cell table:formula="of:=[.D65]/[.$F$12]" office:value-type="float" office:value="22.5470921697692">
            <text:p>22.5470921698</text:p>
          </table:table-cell>
          <table:table-cell table:formula="of:=[.D65]/[.$D$27]" office:value-type="float" office:value="5993.23898004721">
            <text:p>5993.2389800472</text:p>
          </table:table-cell>
          <table:table-cell table:formula="of:=[.D65]/[.$D$28]" office:value-type="float" office:value="2339.70290512353">
            <text:p>2339.7029051235</text:p>
          </table:table-cell>
          <table:table-cell table:formula="of:=[.D65]/[.$D$29]" office:value-type="float" office:value="3895.60533703068">
            <text:p>3895.6053370307</text:p>
          </table:table-cell>
          <table:table-cell table:formula="of:=[.D65]/[.$D$30]" office:value-type="float" office:value="27825.752407362">
            <text:p>27825.752407362</text:p>
          </table:table-cell>
          <table:table-cell table:style-name="ce12" table:formula="of:=[.D65]/[.$D$34]" office:value-type="float" office:value="248.001938336">
            <text:p>248.001938336</text:p>
          </table:table-cell>
          <table:table-cell table:style-name="ce12" table:formula="of:=[.D65]/[.$D$35]" office:value-type="float" office:value="124.000969168">
            <text:p>124.000969168</text:p>
          </table:table-cell>
          <table:table-cell table:style-name="ce12" table:formula="of:=[.D65]/[.$D$36]" office:value-type="float" office:value="62.000484584">
            <text:p>62.000484584</text:p>
          </table:table-cell>
          <table:table-cell table:formula="of:=[.D65]/[.$D$37]" office:value-type="float" office:value="47.6926804492308">
            <text:p>47.6926804492</text:p>
          </table:table-cell>
          <table:table-cell table:formula="of:=[.D65]/[.$D$38]" office:value-type="float" office:value="24.8001938336">
            <text:p>24.8001938336</text:p>
          </table:table-cell>
          <table:table-cell table:style-name="ce12" table:formula="of:=[.D65]/[.$F$10]" office:value-type="float" office:value="192.961577865613">
            <text:p>192.9615778656</text:p>
          </table:table-cell>
          <table:table-cell table:formula="of:=[.D65]/[.$D$31]" office:value-type="float" office:value="1.17099145530436E+015">
            <text:p>117099145530436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62">
            <text:p>62</text:p>
          </table:table-cell>
          <table:table-cell table:style-name="ce3" table:formula="of:=[.B66]&amp;&quot;c&quot;" office:value-type="string" office:string-value="62c">
            <text:p>62c</text:p>
          </table:table-cell>
          <table:table-cell table:style-name="ce3" table:formula="of:=[.$F$8]*[.B66]" office:value-type="float" office:value="399.748312883508">
            <text:p>399.7483128835</text:p>
          </table:table-cell>
          <table:table-cell table:style-name="ce3" table:formula="of:=[.D66]/pi" office:value-type="float" office:value="127.24384">
            <text:p>127.24384</text:p>
          </table:table-cell>
          <table:table-cell table:style-name="ce3" table:formula="of:=[.E66]/25.4" office:value-type="float" office:value="5.0096">
            <text:p>5.0096</text:p>
          </table:table-cell>
          <table:table-cell table:formula="of:=[.D66]/[.$F$12]" office:value-type="float" office:value="23.1367432671303">
            <text:p>23.1367432671</text:p>
          </table:table-cell>
          <table:table-cell table:style-name="ce12" table:formula="of:=[.D66]/[.$D$27]" office:value-type="float" office:value="6149.97404436166">
            <text:p>6149.9740443617</text:p>
          </table:table-cell>
          <table:table-cell table:formula="of:=[.D66]/[.$D$28]" office:value-type="float" office:value="2400.89076806911">
            <text:p>2400.8907680691</text:p>
          </table:table-cell>
          <table:table-cell table:formula="of:=[.D66]/[.$D$29]" office:value-type="float" office:value="3997.48312883508">
            <text:p>3997.4831288351</text:p>
          </table:table-cell>
          <table:table-cell table:formula="of:=[.D66]/[.$D$30]" office:value-type="float" office:value="28553.4509202505">
            <text:p>28553.4509202505</text:p>
          </table:table-cell>
          <table:table-cell table:formula="of:=[.D66]/[.$D$34]" office:value-type="float" office:value="254.48768">
            <text:p>254.48768</text:p>
          </table:table-cell>
          <table:table-cell table:formula="of:=[.D66]/[.$D$35]" office:value-type="float" office:value="127.24384">
            <text:p>127.24384</text:p>
          </table:table-cell>
          <table:table-cell table:formula="of:=[.D66]/[.$D$36]" office:value-type="float" office:value="63.62192">
            <text:p>63.62192</text:p>
          </table:table-cell>
          <table:table-cell table:formula="of:=[.D66]/[.$D$37]" office:value-type="float" office:value="48.9399384615385">
            <text:p>48.9399384615</text:p>
          </table:table-cell>
          <table:table-cell table:formula="of:=[.D66]/[.$D$38]" office:value-type="float" office:value="25.448768">
            <text:p>25.448768</text:p>
          </table:table-cell>
          <table:table-cell table:formula="of:=[.D66]/[.$F$10]" office:value-type="float" office:value="198.00790513834">
            <text:p>198.0079051383</text:p>
          </table:table-cell>
          <table:table-cell table:formula="of:=[.D66]/[.$D$31]" office:value-type="float" office:value="1.20161520010577E+015">
            <text:p>120161520010577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63">
            <text:p>63</text:p>
          </table:table-cell>
          <table:table-cell table:style-name="ce3" table:formula="of:=[.B67]&amp;&quot;c&quot;" office:value-type="string" office:string-value="63c">
            <text:p>63c</text:p>
          </table:table-cell>
          <table:table-cell table:style-name="ce3" table:formula="of:=[.$F$8]*[.B67]" office:value-type="float" office:value="406.195866317113">
            <text:p>406.1958663171</text:p>
          </table:table-cell>
          <table:table-cell table:style-name="ce3" table:formula="of:=[.D67]/pi" office:value-type="float" office:value="129.29616">
            <text:p>129.29616</text:p>
          </table:table-cell>
          <table:table-cell table:style-name="ce3" table:formula="of:=[.E67]/25.4" office:value-type="float" office:value="5.0904">
            <text:p>5.0904</text:p>
          </table:table-cell>
          <table:table-cell table:style-name="ce11" table:formula="of:=[.D67]/[.$F$12]" office:value-type="float" office:value="23.5099165456324">
            <text:p>23.5099165456</text:p>
          </table:table-cell>
          <table:table-cell table:formula="of:=[.D67]/[.$D$27]" office:value-type="float" office:value="6249.16717410942">
            <text:p>6249.1671741094</text:p>
          </table:table-cell>
          <table:table-cell table:formula="of:=[.D67]/[.$D$28]" office:value-type="float" office:value="2439.61481271539">
            <text:p>2439.6148127154</text:p>
          </table:table-cell>
          <table:table-cell table:formula="of:=[.D67]/[.$D$29]" office:value-type="float" office:value="4061.95866317113">
            <text:p>4061.9586631711</text:p>
          </table:table-cell>
          <table:table-cell table:formula="of:=[.D67]/[.$D$30]" office:value-type="float" office:value="29013.9904512223">
            <text:p>29013.9904512223</text:p>
          </table:table-cell>
          <table:table-cell table:formula="of:=[.D67]/[.$D$34]" office:value-type="float" office:value="258.59232">
            <text:p>258.59232</text:p>
          </table:table-cell>
          <table:table-cell table:formula="of:=[.D67]/[.$D$35]" office:value-type="float" office:value="129.29616">
            <text:p>129.29616</text:p>
          </table:table-cell>
          <table:table-cell table:formula="of:=[.D67]/[.$D$36]" office:value-type="float" office:value="64.64808">
            <text:p>64.64808</text:p>
          </table:table-cell>
          <table:table-cell table:formula="of:=[.D67]/[.$D$37]" office:value-type="float" office:value="49.7292923076923">
            <text:p>49.7292923077</text:p>
          </table:table-cell>
          <table:table-cell table:formula="of:=[.D67]/[.$D$38]" office:value-type="float" office:value="25.859232">
            <text:p>25.859232</text:p>
          </table:table-cell>
          <table:table-cell table:formula="of:=[.D67]/[.$F$10]" office:value-type="float" office:value="201.201581027668">
            <text:p>201.2015810277</text:p>
          </table:table-cell>
          <table:table-cell table:formula="of:=[.D67]/[.$D$31]" office:value-type="float" office:value="1.22099609043005E+015">
            <text:p>122099609043005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65">
            <text:p>65</text:p>
          </table:table-cell>
          <table:table-cell table:style-name="ce3" table:formula="of:=[.B68]&amp;&quot;c&quot;" office:value-type="string" office:string-value="65c">
            <text:p>65c</text:p>
          </table:table-cell>
          <table:table-cell table:style-name="ce3" table:formula="of:=[.$F$8]*[.B68]" office:value-type="float" office:value="419.090973184323">
            <text:p>419.0909731843</text:p>
          </table:table-cell>
          <table:table-cell table:style-name="ce3" table:formula="of:=[.D68]/pi" office:value-type="float" office:value="133.4008">
            <text:p>133.4008</text:p>
          </table:table-cell>
          <table:table-cell table:style-name="ce3" table:formula="of:=[.E68]/25.4" office:value-type="float" office:value="5.252">
            <text:p>5.252</text:p>
          </table:table-cell>
          <table:table-cell table:style-name="ce12" table:formula="of:=[.D68]/[.$F$12]" office:value-type="float" office:value="24.2562631026366">
            <text:p>24.2562631026</text:p>
          </table:table-cell>
          <table:table-cell table:formula="of:=[.D68]/[.$D$27]" office:value-type="float" office:value="6447.55343360496">
            <text:p>6447.553433605</text:p>
          </table:table-cell>
          <table:table-cell table:formula="of:=[.D68]/[.$D$28]" office:value-type="float" office:value="2517.06290200794">
            <text:p>2517.062902008</text:p>
          </table:table-cell>
          <table:table-cell table:formula="of:=[.D68]/[.$D$29]" office:value-type="float" office:value="4190.90973184322">
            <text:p>4190.9097318432</text:p>
          </table:table-cell>
          <table:table-cell table:formula="of:=[.D68]/[.$D$30]" office:value-type="float" office:value="29935.0695131659">
            <text:p>29935.0695131659</text:p>
          </table:table-cell>
          <table:table-cell table:formula="of:=[.D68]/[.$D$34]" office:value-type="float" office:value="266.8016">
            <text:p>266.8016</text:p>
          </table:table-cell>
          <table:table-cell table:formula="of:=[.D68]/[.$D$35]" office:value-type="float" office:value="133.4008">
            <text:p>133.4008</text:p>
          </table:table-cell>
          <table:table-cell table:formula="of:=[.D68]/[.$D$36]" office:value-type="float" office:value="66.7004">
            <text:p>66.7004</text:p>
          </table:table-cell>
          <table:table-cell table:formula="of:=[.D68]/[.$D$37]" office:value-type="float" office:value="51.308">
            <text:p>51.308</text:p>
          </table:table-cell>
          <table:table-cell table:formula="of:=[.D68]/[.$D$38]" office:value-type="float" office:value="26.68016">
            <text:p>26.68016</text:p>
          </table:table-cell>
          <table:table-cell table:formula="of:=[.D68]/[.$F$10]" office:value-type="float" office:value="207.588932806324">
            <text:p>207.5889328063</text:p>
          </table:table-cell>
          <table:table-cell table:formula="of:=[.D68]/[.$D$31]" office:value-type="float" office:value="1.25975787107863E+015">
            <text:p>125975787107863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66">
            <text:p>66</text:p>
          </table:table-cell>
          <table:table-cell table:style-name="ce3" table:formula="of:=[.B69]&amp;&quot;c&quot;" office:value-type="string" office:string-value="66c">
            <text:p>66c</text:p>
          </table:table-cell>
          <table:table-cell table:style-name="ce3" table:formula="of:=[.$F$8]*[.B69]" office:value-type="float" office:value="425.538526617927">
            <text:p>425.5385266179</text:p>
          </table:table-cell>
          <table:table-cell table:style-name="ce3" table:formula="of:=[.D69]/pi" office:value-type="float" office:value="135.45312">
            <text:p>135.45312</text:p>
          </table:table-cell>
          <table:table-cell table:style-name="ce3" table:formula="of:=[.E69]/25.4" office:value-type="float" office:value="5.3328">
            <text:p>5.3328</text:p>
          </table:table-cell>
          <table:table-cell table:style-name="ce11" table:formula="of:=[.D69]/[.$F$12]" office:value-type="float" office:value="24.6294363811387">
            <text:p>24.6294363811</text:p>
          </table:table-cell>
          <table:table-cell table:formula="of:=[.D69]/[.$D$27]" office:value-type="float" office:value="6546.74656335273">
            <text:p>6546.7465633527</text:p>
          </table:table-cell>
          <table:table-cell table:formula="of:=[.D69]/[.$D$28]" office:value-type="float" office:value="2555.78694665422">
            <text:p>2555.7869466542</text:p>
          </table:table-cell>
          <table:table-cell table:formula="of:=[.D69]/[.$D$29]" office:value-type="float" office:value="4255.38526617927">
            <text:p>4255.3852661793</text:p>
          </table:table-cell>
          <table:table-cell table:formula="of:=[.D69]/[.$D$30]" office:value-type="float" office:value="30395.6090441377">
            <text:p>30395.6090441377</text:p>
          </table:table-cell>
          <table:table-cell table:formula="of:=[.D69]/[.$D$34]" office:value-type="float" office:value="270.90624">
            <text:p>270.90624</text:p>
          </table:table-cell>
          <table:table-cell table:formula="of:=[.D69]/[.$D$35]" office:value-type="float" office:value="135.45312">
            <text:p>135.45312</text:p>
          </table:table-cell>
          <table:table-cell table:formula="of:=[.D69]/[.$D$36]" office:value-type="float" office:value="67.72656">
            <text:p>67.72656</text:p>
          </table:table-cell>
          <table:table-cell table:formula="of:=[.D69]/[.$D$37]" office:value-type="float" office:value="52.0973538461538">
            <text:p>52.0973538462</text:p>
          </table:table-cell>
          <table:table-cell table:formula="of:=[.D69]/[.$D$38]" office:value-type="float" office:value="27.090624">
            <text:p>27.090624</text:p>
          </table:table-cell>
          <table:table-cell table:formula="of:=[.D69]/[.$F$10]" office:value-type="float" office:value="210.782608695652">
            <text:p>210.7826086957</text:p>
          </table:table-cell>
          <table:table-cell table:formula="of:=[.D69]/[.$D$31]" office:value-type="float" office:value="1.27913876140291E+015">
            <text:p>127913876140291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67">
            <text:p>67</text:p>
          </table:table-cell>
          <table:table-cell table:style-name="ce3" table:formula="of:=[.B70]&amp;&quot;c&quot;" office:value-type="string" office:string-value="67c">
            <text:p>67c</text:p>
          </table:table-cell>
          <table:table-cell table:style-name="ce3" table:formula="of:=[.$F$8]*[.B70]" office:value-type="float" office:value="431.986080051532">
            <text:p>431.9860800515</text:p>
          </table:table-cell>
          <table:table-cell table:style-name="ce3" table:formula="of:=[.D70]/pi" office:value-type="float" office:value="137.50544">
            <text:p>137.50544</text:p>
          </table:table-cell>
          <table:table-cell table:style-name="ce3" table:formula="of:=[.E70]/25.4" office:value-type="float" office:value="5.4136">
            <text:p>5.4136</text:p>
          </table:table-cell>
          <table:table-cell table:style-name="ce11" table:formula="of:=[.D70]/[.$F$12]" office:value-type="float" office:value="25.0026096596409">
            <text:p>25.0026096596</text:p>
          </table:table-cell>
          <table:table-cell table:formula="of:=[.D70]/[.$D$27]" office:value-type="float" office:value="6645.9396931005">
            <text:p>6645.9396931005</text:p>
          </table:table-cell>
          <table:table-cell table:formula="of:=[.D70]/[.$D$28]" office:value-type="float" office:value="2594.51099130049">
            <text:p>2594.5109913005</text:p>
          </table:table-cell>
          <table:table-cell table:formula="of:=[.D70]/[.$D$29]" office:value-type="float" office:value="4319.86080051532">
            <text:p>4319.8608005153</text:p>
          </table:table-cell>
          <table:table-cell table:formula="of:=[.D70]/[.$D$30]" office:value-type="float" office:value="30856.1485751095">
            <text:p>30856.1485751095</text:p>
          </table:table-cell>
          <table:table-cell table:formula="of:=[.D70]/[.$D$34]" office:value-type="float" office:value="275.01088">
            <text:p>275.01088</text:p>
          </table:table-cell>
          <table:table-cell table:formula="of:=[.D70]/[.$D$35]" office:value-type="float" office:value="137.50544">
            <text:p>137.50544</text:p>
          </table:table-cell>
          <table:table-cell table:formula="of:=[.D70]/[.$D$36]" office:value-type="float" office:value="68.75272">
            <text:p>68.75272</text:p>
          </table:table-cell>
          <table:table-cell table:formula="of:=[.D70]/[.$D$37]" office:value-type="float" office:value="52.8867076923077">
            <text:p>52.8867076923</text:p>
          </table:table-cell>
          <table:table-cell table:formula="of:=[.D70]/[.$D$38]" office:value-type="float" office:value="27.501088">
            <text:p>27.501088</text:p>
          </table:table-cell>
          <table:table-cell table:formula="of:=[.D70]/[.$F$10]" office:value-type="float" office:value="213.97628458498">
            <text:p>213.976284585</text:p>
          </table:table-cell>
          <table:table-cell table:formula="of:=[.D70]/[.$D$31]" office:value-type="float" office:value="1.2985196517272E+015">
            <text:p>129851965172720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68">
            <text:p>68</text:p>
          </table:table-cell>
          <table:table-cell table:style-name="ce3" table:formula="of:=[.B71]&amp;&quot;c&quot;" office:value-type="string" office:string-value="68c">
            <text:p>68c</text:p>
          </table:table-cell>
          <table:table-cell table:style-name="ce3" table:formula="of:=[.$F$8]*[.B71]" office:value-type="float" office:value="438.433633485137">
            <text:p>438.4336334851</text:p>
          </table:table-cell>
          <table:table-cell table:style-name="ce3" table:formula="of:=[.D71]/pi" office:value-type="float" office:value="139.55776">
            <text:p>139.55776</text:p>
          </table:table-cell>
          <table:table-cell table:style-name="ce3" table:formula="of:=[.E71]/25.4" office:value-type="float" office:value="5.4944">
            <text:p>5.4944</text:p>
          </table:table-cell>
          <table:table-cell table:style-name="ce11" table:formula="of:=[.D71]/[.$F$12]" office:value-type="float" office:value="25.375782938143">
            <text:p>25.3757829381</text:p>
          </table:table-cell>
          <table:table-cell table:formula="of:=[.D71]/[.$D$27]" office:value-type="float" office:value="6745.13282284827">
            <text:p>6745.1328228483</text:p>
          </table:table-cell>
          <table:table-cell table:formula="of:=[.D71]/[.$D$28]" office:value-type="float" office:value="2633.23503594677">
            <text:p>2633.2350359468</text:p>
          </table:table-cell>
          <table:table-cell table:formula="of:=[.D71]/[.$D$29]" office:value-type="float" office:value="4384.33633485137">
            <text:p>4384.3363348514</text:p>
          </table:table-cell>
          <table:table-cell table:formula="of:=[.D71]/[.$D$30]" office:value-type="float" office:value="31316.6881060812">
            <text:p>31316.6881060812</text:p>
          </table:table-cell>
          <table:table-cell table:formula="of:=[.D71]/[.$D$34]" office:value-type="float" office:value="279.11552">
            <text:p>279.11552</text:p>
          </table:table-cell>
          <table:table-cell table:formula="of:=[.D71]/[.$D$35]" office:value-type="float" office:value="139.55776">
            <text:p>139.55776</text:p>
          </table:table-cell>
          <table:table-cell table:formula="of:=[.D71]/[.$D$36]" office:value-type="float" office:value="69.77888">
            <text:p>69.77888</text:p>
          </table:table-cell>
          <table:table-cell table:formula="of:=[.D71]/[.$D$37]" office:value-type="float" office:value="53.6760615384616">
            <text:p>53.6760615385</text:p>
          </table:table-cell>
          <table:table-cell table:formula="of:=[.D71]/[.$D$38]" office:value-type="float" office:value="27.911552">
            <text:p>27.911552</text:p>
          </table:table-cell>
          <table:table-cell table:formula="of:=[.D71]/[.$F$10]" office:value-type="float" office:value="217.169960474308">
            <text:p>217.1699604743</text:p>
          </table:table-cell>
          <table:table-cell table:formula="of:=[.D71]/[.$D$31]" office:value-type="float" office:value="1.31790054205149E+015">
            <text:p>131790054205149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69">
            <text:p>69</text:p>
          </table:table-cell>
          <table:table-cell table:style-name="ce3" table:formula="of:=[.B72]&amp;&quot;c&quot;" office:value-type="string" office:string-value="69c">
            <text:p>69c</text:p>
          </table:table-cell>
          <table:table-cell table:style-name="ce3" table:formula="of:=[.$F$8]*[.B72]" office:value-type="float" office:value="444.881186918742">
            <text:p>444.8811869187</text:p>
          </table:table-cell>
          <table:table-cell table:style-name="ce3" table:formula="of:=[.D72]/pi" office:value-type="float" office:value="141.61008">
            <text:p>141.61008</text:p>
          </table:table-cell>
          <table:table-cell table:style-name="ce3" table:formula="of:=[.E72]/25.4" office:value-type="float" office:value="5.5752">
            <text:p>5.5752</text:p>
          </table:table-cell>
          <table:table-cell table:style-name="ce11" table:formula="of:=[.D72]/[.$F$12]" office:value-type="float" office:value="25.7489562166451">
            <text:p>25.7489562166</text:p>
          </table:table-cell>
          <table:table-cell table:formula="of:=[.D72]/[.$D$27]" office:value-type="float" office:value="6844.32595259603">
            <text:p>6844.325952596</text:p>
          </table:table-cell>
          <table:table-cell table:formula="of:=[.D72]/[.$D$28]" office:value-type="float" office:value="2671.95908059305">
            <text:p>2671.9590805931</text:p>
          </table:table-cell>
          <table:table-cell table:formula="of:=[.D72]/[.$D$29]" office:value-type="float" office:value="4448.81186918742">
            <text:p>4448.8118691874</text:p>
          </table:table-cell>
          <table:table-cell table:formula="of:=[.D72]/[.$D$30]" office:value-type="float" office:value="31777.227637053">
            <text:p>31777.227637053</text:p>
          </table:table-cell>
          <table:table-cell table:formula="of:=[.D72]/[.$D$34]" office:value-type="float" office:value="283.22016">
            <text:p>283.22016</text:p>
          </table:table-cell>
          <table:table-cell table:formula="of:=[.D72]/[.$D$35]" office:value-type="float" office:value="141.61008">
            <text:p>141.61008</text:p>
          </table:table-cell>
          <table:table-cell table:formula="of:=[.D72]/[.$D$36]" office:value-type="float" office:value="70.80504">
            <text:p>70.80504</text:p>
          </table:table-cell>
          <table:table-cell table:formula="of:=[.D72]/[.$D$37]" office:value-type="float" office:value="54.4654153846154">
            <text:p>54.4654153846</text:p>
          </table:table-cell>
          <table:table-cell table:formula="of:=[.D72]/[.$D$38]" office:value-type="float" office:value="28.322016">
            <text:p>28.322016</text:p>
          </table:table-cell>
          <table:table-cell table:formula="of:=[.D72]/[.$F$10]" office:value-type="float" office:value="220.363636363636">
            <text:p>220.3636363636</text:p>
          </table:table-cell>
          <table:table-cell table:formula="of:=[.D72]/[.$D$31]" office:value-type="float" office:value="1.33728143237577E+015">
            <text:p>133728143237577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70">
            <text:p>70</text:p>
          </table:table-cell>
          <table:table-cell table:style-name="ce3" table:formula="of:=[.B73]&amp;&quot;c&quot;" office:value-type="string" office:string-value="70c">
            <text:p>70c</text:p>
          </table:table-cell>
          <table:table-cell table:style-name="ce3" table:formula="of:=[.$F$8]*[.B73]" office:value-type="float" office:value="451.328740352347">
            <text:p>451.3287403523</text:p>
          </table:table-cell>
          <table:table-cell table:style-name="ce3" table:formula="of:=[.D73]/pi" office:value-type="float" office:value="143.6624">
            <text:p>143.6624</text:p>
          </table:table-cell>
          <table:table-cell table:style-name="ce3" table:formula="of:=[.E73]/25.4" office:value-type="float" office:value="5.656">
            <text:p>5.656</text:p>
          </table:table-cell>
          <table:table-cell table:style-name="ce11" table:formula="of:=[.D73]/[.$F$12]" office:value-type="float" office:value="26.1221294951472">
            <text:p>26.1221294951</text:p>
          </table:table-cell>
          <table:table-cell table:formula="of:=[.D73]/[.$D$27]" office:value-type="float" office:value="6943.5190823438">
            <text:p>6943.5190823438</text:p>
          </table:table-cell>
          <table:table-cell table:formula="of:=[.D73]/[.$D$28]" office:value-type="float" office:value="2710.68312523932">
            <text:p>2710.6831252393</text:p>
          </table:table-cell>
          <table:table-cell table:formula="of:=[.D73]/[.$D$29]" office:value-type="float" office:value="4513.28740352347">
            <text:p>4513.2874035235</text:p>
          </table:table-cell>
          <table:table-cell table:formula="of:=[.D73]/[.$D$30]" office:value-type="float" office:value="32237.7671680248">
            <text:p>32237.7671680248</text:p>
          </table:table-cell>
          <table:table-cell table:formula="of:=[.D73]/[.$D$34]" office:value-type="float" office:value="287.3248">
            <text:p>287.3248</text:p>
          </table:table-cell>
          <table:table-cell table:formula="of:=[.D73]/[.$D$35]" office:value-type="float" office:value="143.6624">
            <text:p>143.6624</text:p>
          </table:table-cell>
          <table:table-cell table:formula="of:=[.D73]/[.$D$36]" office:value-type="float" office:value="71.8312">
            <text:p>71.8312</text:p>
          </table:table-cell>
          <table:table-cell table:formula="of:=[.D73]/[.$D$37]" office:value-type="float" office:value="55.2547692307692">
            <text:p>55.2547692308</text:p>
          </table:table-cell>
          <table:table-cell table:formula="of:=[.D73]/[.$D$38]" office:value-type="float" office:value="28.73248">
            <text:p>28.73248</text:p>
          </table:table-cell>
          <table:table-cell table:formula="of:=[.D73]/[.$F$10]" office:value-type="float" office:value="223.557312252964">
            <text:p>223.557312253</text:p>
          </table:table-cell>
          <table:table-cell table:formula="of:=[.D73]/[.$D$31]" office:value-type="float" office:value="1.35666232270006E+015">
            <text:p>1356662322700060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80">
            <text:p>80</text:p>
          </table:table-cell>
          <table:table-cell table:style-name="ce3" table:formula="of:=[.B74]&amp;&quot;c&quot;" office:value-type="string" office:string-value="80c">
            <text:p>80c</text:p>
          </table:table-cell>
          <table:table-cell table:style-name="ce3" table:formula="of:=[.$F$8]*[.B74]" office:value-type="float" office:value="515.804274688397">
            <text:p>515.8042746884</text:p>
          </table:table-cell>
          <table:table-cell table:style-name="ce3" table:formula="of:=[.D74]/pi" office:value-type="float" office:value="164.1856">
            <text:p>164.1856</text:p>
          </table:table-cell>
          <table:table-cell table:style-name="ce3" table:formula="of:=[.E74]/25.4" office:value-type="float" office:value="6.464">
            <text:p>6.464</text:p>
          </table:table-cell>
          <table:table-cell table:style-name="ce11" table:formula="of:=[.D74]/[.$F$12]" office:value-type="float" office:value="29.8538622801682">
            <text:p>29.8538622802</text:p>
          </table:table-cell>
          <table:table-cell table:formula="of:=[.D74]/[.$D$27]" office:value-type="float" office:value="7935.45037982149">
            <text:p>7935.4503798215</text:p>
          </table:table-cell>
          <table:table-cell table:style-name="ce12" table:formula="of:=[.D74]/[.$D$28]" office:value-type="float" office:value="3097.92357170208">
            <text:p>3097.9235717021</text:p>
          </table:table-cell>
          <table:table-cell table:formula="of:=[.D74]/[.$D$29]" office:value-type="float" office:value="5158.04274688397">
            <text:p>5158.042746884</text:p>
          </table:table-cell>
          <table:table-cell table:formula="of:=[.D74]/[.$D$30]" office:value-type="float" office:value="36843.1624777426">
            <text:p>36843.1624777426</text:p>
          </table:table-cell>
          <table:table-cell table:style-name="ce12" table:formula="of:=[.D74]/[.$D$34]" office:value-type="float" office:value="328.3712">
            <text:p>328.3712</text:p>
          </table:table-cell>
          <table:table-cell table:style-name="ce12" table:formula="of:=[.D74]/[.$D$35]" office:value-type="float" office:value="164.1856">
            <text:p>164.1856</text:p>
          </table:table-cell>
          <table:table-cell table:style-name="ce12" table:formula="of:=[.D74]/[.$D$36]" office:value-type="float" office:value="82.0928">
            <text:p>82.0928</text:p>
          </table:table-cell>
          <table:table-cell table:formula="of:=[.D74]/[.$D$37]" office:value-type="float" office:value="63.1483076923077">
            <text:p>63.1483076923</text:p>
          </table:table-cell>
          <table:table-cell table:formula="of:=[.D74]/[.$D$38]" office:value-type="float" office:value="32.83712">
            <text:p>32.83712</text:p>
          </table:table-cell>
          <table:table-cell table:formula="of:=[.D74]/[.$F$10]" office:value-type="float" office:value="255.494071146245">
            <text:p>255.4940711462</text:p>
          </table:table-cell>
          <table:table-cell table:formula="of:=[.D74]/[.$D$31]" office:value-type="float" office:value="1.55047122594292E+015">
            <text:p>1550471225942920</text:p>
          </table:table-cell>
          <table:table-cell table:number-columns-repeated="1006"/>
        </table:table-row>
        <table:table-row table:style-name="ro2" table:number-rows-repeated="3">
          <table:table-cell/>
          <table:table-cell table:style-name="ce3" table:number-columns-repeated="5"/>
          <table:table-cell table:style-name="ce1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check physical pipe sizes of pipe couplings..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m diam</text:p>
          </table:table-cell>
          <table:table-cell office:value-type="string">
            <text:p>r</text:p>
          </table:table-cell>
          <table:table-cell office:value-type="string">
            <text:p>area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15">
            <text:p>115</text:p>
          </table:table-cell>
          <table:table-cell table:formula="of:=[.C83]/2" office:value-type="float" office:value="57.5">
            <text:p>57.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</text:p>
          </table:table-cell>
          <table:table-cell table:formula="of:=[.D9]" office:value-type="float" office:value="4.7625">
            <text:p>4.7625</text:p>
          </table:table-cell>
          <table:table-cell table:formula="of:=[.C84]/2" office:value-type="float" office:value="2.38125">
            <text:p>2.3812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[.C83]/[.C84]" office:value-type="float" office:value="24.1469816272966">
            <text:p>24.146981627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</text:p>
          </table:table-cell>
          <table:table-cell table:style-name="ce2" table:formula="of:=24*[.C84]" office:value-type="float" office:value="114.3">
            <text:p>114.3</text:p>
          </table:table-cell>
          <table:table-cell table:formula="of:=7.5/pi" office:value-type="float" office:value="2.38732414682662">
            <text:p>2.387324146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[.F9]/[.F8]" office:value-type="float" office:value="2.32054455445544">
            <text:p>2.3205445545</text:p>
          </table:table-cell>
          <table:table-cell table:formula="of:=[.D86]/2" office:value-type="float" office:value="1.19366207341331">
            <text:p>1.193662073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[.F9]/[.F10]" office:value-type="float" office:value="7.41106719367589">
            <text:p>7.4110671937</text:p>
          </table:table-cell>
          <table:table-cell table:formula="of:=[.D87]/2" office:value-type="float" office:value="0.596831036706655">
            <text:p>0.596831036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.D88]/2" office:value-type="float" office:value="0.298415518353327">
            <text:p>0.2984155184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formula="of:=[.E9]/[.E8]" office:value-type="float" office:value="5.38492702921282">
            <text:p>5.3849270292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9]/[.E10]" office:value-type="float" office:value="54.923916949179">
            <text:p>54.9239169492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formula="of:=12/[.E91]" office:value-type="float" office:value="0.218484053333333">
            <text:p>0.2184840533</text:p>
          </table:table-cell>
          <table:table-cell office:value-type="string">
            <text:p>mabe ratio s/b 4?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okay to use 3/16 inch if trimmed in loop C to 114.3mm, and 12x 22awg loops of same siz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locate loop mold.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Circa 4.5 inches.. al tubing?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using 124mm diameter</text:p>
          </table:table-cell>
          <table:table-cell table:number-columns-repeated="102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i" table:base-cell-address="$Sheet1.$F$3" table:cell-range-address="$Sheet1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rink</meta:initial-creator>
    <meta:creation-date>2013-05-22T10:49:56</meta:creation-date>
    <dc:date>2013-06-19T10:07:05</dc:date>
    <dc:creator>Benjamin Brink</dc:creator>
    <meta:editing-duration>PT5H57M37S</meta:editing-duration>
    <meta:editing-cycles>34</meta:editing-cycles>
    <meta:generator>LibreOffice/3.5$Linux_x86 LibreOffice_project/350m1$Build-2</meta:generator>
    <meta:document-statistic meta:table-count="3" meta:cell-count="784" meta:object-count="0"/>
  </office:meta>
</office:document-meta>
</file>